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asian="Times New Roman" style:font-name-complex="Arial" fo:font-size="12pt" style:font-size-asian="12pt" style:font-size-complex="12pt" fo:language="en" fo:country="US"/>
    </style:style>
    <style:style style:name="P2"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3"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4" style:parent-style-name="NormalWeb" style:family="paragraph">
      <style:paragraph-properties fo:margin-top="0in" fo:margin-bottom="0in"/>
    </style:style>
    <style:style style:name="T5" style:parent-style-name="DefaultParagraphFont" style:family="text">
      <style:text-properties style:font-name="Arial" style:font-name-asian="Times New Roman" style:font-name-complex="Arial" fo:color="#000000" style:letter-kerning="true" fo:language="en" fo:country="US"/>
    </style:style>
    <style:style style:name="T6" style:parent-style-name="DefaultParagraphFont" style:family="text">
      <style:text-properties style:font-name="Arial" style:font-name-asian="Times New Roman" style:font-name-complex="Arial" fo:color="#000000" style:letter-kerning="true" fo:language="en" fo:country="US"/>
    </style:style>
    <style:style style:name="P7" style:parent-style-name="NormalWeb" style:family="paragraph">
      <style:paragraph-properties fo:margin-top="0in" fo:margin-bottom="0in"/>
      <style:text-properties style:font-name="Arial" style:font-name-asian="Times New Roman" style:font-name-complex="Arial" fo:color="#000000" fo:language="en" fo:country="US"/>
    </style:style>
    <style:style style:name="P8" style:parent-style-name="NormalWeb" style:family="paragraph">
      <style:paragraph-properties fo:margin-top="0in" fo:margin-bottom="0in"/>
      <style:text-properties style:font-name="Arial" style:font-name-asian="Times New Roman" style:font-name-complex="Arial" fo:color="#000000" fo:language="en" fo:country="US"/>
    </style:style>
    <style:style style:name="P9"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0" style:parent-style-name="NormalWeb" style:family="paragraph">
      <style:paragraph-properties fo:margin-top="0in" fo:margin-bottom="0in"/>
    </style:style>
    <style:style style:name="T11" style:parent-style-name="DefaultParagraphFont" style:family="text">
      <style:text-properties style:font-name="Arial" style:font-name-asian="Times New Roman" style:font-name-complex="Arial" fo:color="#000000" fo:language="en" fo:country="US"/>
    </style:style>
    <style:style style:name="P12"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3" style:parent-style-name="NormalWeb" style:family="paragraph">
      <style:paragraph-properties fo:margin-top="0in" fo:margin-bottom="0in"/>
    </style:style>
    <style:style style:name="T14" style:parent-style-name="DefaultParagraphFont" style:family="text">
      <style:text-properties style:font-name="Arial" style:font-name-asian="Times New Roman" style:font-name-complex="Arial" fo:color="#000000" style:letter-kerning="true" fo:language="en" fo:country="US"/>
    </style:style>
    <style:style style:name="T15" style:parent-style-name="DefaultParagraphFont" style:family="text">
      <style:text-properties style:font-name="Arial" style:font-name-asian="Times New Roman" style:font-name-complex="Arial" fo:color="#000000" style:letter-kerning="true" fo:language="en" fo:country="US"/>
    </style:style>
    <style:style style:name="T16" style:parent-style-name="DefaultParagraphFont" style:family="text">
      <style:text-properties style:font-name="Arial" style:font-name-asian="Times New Roman" style:font-name-complex="Arial" fo:color="#000000" style:letter-kerning="true" fo:language="en" fo:country="US"/>
    </style:style>
    <style:style style:name="T17" style:parent-style-name="DefaultParagraphFont" style:family="text">
      <style:text-properties style:font-name="Arial" style:font-name-asian="Times New Roman" style:font-name-complex="Arial" fo:color="#000000" style:letter-kerning="true" fo:language="en" fo:country="US"/>
    </style:style>
    <style:style style:name="T18" style:parent-style-name="DefaultParagraphFont" style:family="text">
      <style:text-properties style:font-name="Arial" style:font-name-asian="Times New Roman" style:font-name-complex="Arial" fo:color="#000000" style:letter-kerning="true" fo:language="en" fo:country="US"/>
    </style:style>
    <style:style style:name="T19" style:parent-style-name="DefaultParagraphFont" style:family="text">
      <style:text-properties style:font-name="Arial" style:font-name-asian="Times New Roman" style:font-name-complex="Arial" fo:color="#000000" style:letter-kerning="true" fo:language="en" fo:country="US"/>
    </style:style>
    <style:style style:name="T20" style:parent-style-name="DefaultParagraphFont" style:family="text">
      <style:text-properties style:font-name="Arial" style:font-name-asian="Times New Roman" style:font-name-complex="Arial" fo:color="#000000" style:letter-kerning="true" fo:language="en" fo:country="US"/>
    </style:style>
    <style:style style:name="T21" style:parent-style-name="DefaultParagraphFont" style:family="text">
      <style:text-properties style:font-name="Arial" style:font-name-asian="Times New Roman" style:font-name-complex="Arial" fo:color="#000000" style:letter-kerning="true" fo:language="en" fo:country="US"/>
    </style:style>
    <style:style style:name="T22" style:parent-style-name="DefaultParagraphFont" style:family="text">
      <style:text-properties style:font-name="Arial" style:font-name-asian="Times New Roman" style:font-name-complex="Arial" fo:color="#000000" style:letter-kerning="true" fo:language="en" fo:country="US"/>
    </style:style>
    <style:style style:name="T23" style:parent-style-name="DefaultParagraphFont" style:family="text">
      <style:text-properties style:font-name="Arial" style:font-name-asian="Times New Roman" style:font-name-complex="Arial" fo:color="#000000" style:letter-kerning="true" fo:language="en" fo:country="US"/>
    </style:style>
    <style:style style:name="T24" style:parent-style-name="DefaultParagraphFont" style:family="text">
      <style:text-properties style:font-name="Arial" style:font-name-asian="Times New Roman" style:font-name-complex="Arial" fo:color="#000000" style:letter-kerning="true" fo:language="en" fo:country="US"/>
    </style:style>
    <style:style style:name="P25"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26"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27"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28" style:parent-style-name="Heading1" style:family="paragraph">
      <style:text-properties style:font-name="Arial" style:font-name-asian="Times New Roman" style:font-name-complex="Arial" fo:font-size="12pt" style:font-size-asian="12pt" style:font-size-complex="12pt" fo:language="en" fo:country="US"/>
    </style:style>
    <style:style style:name="P29" style:parent-style-name="NormalWeb" style:family="paragraph">
      <style:paragraph-properties fo:margin-top="0in" fo:margin-bottom="0in"/>
    </style:style>
    <style:style style:name="T30" style:parent-style-name="DefaultParagraphFont" style:family="text">
      <style:text-properties style:font-name="Arial" style:font-name-asian="Times New Roman" style:font-name-complex="Arial" fo:color="#000000" style:letter-kerning="true" fo:language="en" fo:country="US"/>
    </style:style>
    <style:style style:name="T31" style:parent-style-name="DefaultParagraphFont" style:family="text">
      <style:text-properties style:font-name="Arial" style:font-name-asian="Times New Roman" style:font-name-complex="Arial" fo:color="#000000" style:letter-kerning="true" fo:language="en" fo:country="US"/>
    </style:style>
    <style:style style:name="T32" style:parent-style-name="DefaultParagraphFont" style:family="text">
      <style:text-properties style:font-name="Arial" style:font-name-asian="Times New Roman" style:font-name-complex="Arial" fo:color="#000000" style:letter-kerning="true" fo:language="en" fo:country="US"/>
    </style:style>
    <style:style style:name="T33" style:parent-style-name="DefaultParagraphFont" style:family="text">
      <style:text-properties style:font-name="Arial" style:font-name-asian="Times New Roman" style:font-name-complex="Arial" fo:color="#000000" style:letter-kerning="true" fo:language="en" fo:country="US"/>
    </style:style>
    <style:style style:name="P34" style:parent-style-name="NormalWeb" style:family="paragraph">
      <style:paragraph-properties fo:margin-top="0in" fo:margin-bottom="0in"/>
    </style:style>
    <style:style style:name="T35" style:parent-style-name="DefaultParagraphFont" style:family="text">
      <style:text-properties style:font-name="Arial" style:font-name-asian="Times New Roman" style:font-name-complex="Arial" fo:color="#000000" style:letter-kerning="true" fo:language="en" fo:country="US"/>
    </style:style>
    <style:style style:name="P36" style:parent-style-name="NormalWeb" style:family="paragraph">
      <style:paragraph-properties fo:margin-top="0in" fo:margin-bottom="0in"/>
    </style:style>
    <style:style style:name="T37" style:parent-style-name="DefaultParagraphFont" style:family="text">
      <style:text-properties style:font-name="Arial" style:font-name-asian="Times New Roman" style:font-name-complex="Arial" fo:color="#000000" style:letter-kerning="true"/>
    </style:style>
    <style:style style:name="P38" style:parent-style-name="NormalWeb" style:family="paragraph">
      <style:paragraph-properties fo:margin-top="0in" fo:margin-bottom="0in"/>
    </style:style>
    <style:style style:name="T39" style:parent-style-name="DefaultParagraphFont" style:family="text">
      <style:text-properties style:font-name="Arial" style:font-name-asian="Times New Roman" style:font-name-complex="Arial" fo:color="#000000" style:letter-kerning="true" fo:language="en" fo:country="US"/>
    </style:style>
    <style:style style:name="P40" style:parent-style-name="NormalWeb" style:family="paragraph">
      <style:paragraph-properties fo:margin-top="0in" fo:margin-bottom="0in"/>
    </style:style>
    <style:style style:name="T41" style:parent-style-name="DefaultParagraphFont" style:family="text">
      <style:text-properties style:font-name="Arial" style:font-name-asian="Times New Roman" style:font-name-complex="Arial" fo:color="#000000" style:letter-kerning="true" fo:language="en" fo:country="US"/>
    </style:style>
    <style:style style:name="P42" style:parent-style-name="NormalWeb" style:family="paragraph">
      <style:paragraph-properties fo:margin-top="0in" fo:margin-bottom="0in"/>
    </style:style>
    <style:style style:name="T43" style:parent-style-name="DefaultParagraphFont" style:family="text">
      <style:text-properties style:font-name="Arial" style:font-name-asian="Times New Roman" style:font-name-complex="Arial" fo:color="#000000" style:letter-kerning="true"/>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asian="Times New Roman" style:font-name-complex="Arial" fo:color="#000000" style:letter-kerning="true"/>
    </style:style>
    <style:style style:name="P46" style:parent-style-name="Normal" style:family="paragraph">
      <style:text-properties style:font-name="Arial" style:font-name-complex="Arial" fo:font-size="12pt" style:font-size-asian="12pt" style:font-size-complex="12pt"/>
    </style:style>
    <style:style style:name="P47" style:parent-style-name="Heading1" style:family="paragraph">
      <style:text-properties style:font-name="Arial" style:font-name-asian="Times New Roman" style:font-name-complex="Arial" fo:font-size="12pt" style:font-size-asian="12pt" style:font-size-complex="12pt" fo:language="en" fo:country="US"/>
    </style:style>
    <style:style style:name="P48"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49" style:parent-style-name="NormalWeb" style:family="paragraph">
      <style:paragraph-properties fo:margin-top="0in" fo:margin-bottom="0in"/>
      <style:text-properties style:font-name="Arial" style:font-name-complex="Arial"/>
    </style:style>
    <style:style style:name="P50" style:parent-style-name="NormalWeb" style:family="paragraph">
      <style:paragraph-properties fo:margin-top="0in" fo:margin-bottom="0in"/>
    </style:style>
    <style:style style:name="T51" style:parent-style-name="DefaultParagraphFont" style:family="text">
      <style:text-properties style:font-name="Arial" style:font-name-asian="Times New Roman" style:font-name-complex="Arial" fo:color="#000000" style:letter-kerning="true" fo:language="en" fo:country="US"/>
    </style:style>
    <style:style style:name="T52" style:parent-style-name="DefaultParagraphFont" style:family="text">
      <style:text-properties style:font-name="Arial" style:font-name-asian="Times New Roman" style:font-name-complex="Arial" fo:color="#000000" style:letter-kerning="true" fo:language="en" fo:country="US"/>
    </style:style>
    <style:style style:name="P53" style:parent-style-name="ListParagraph" style:family="paragraph">
      <style:paragraph-properties fo:margin-left="0.1972in" fo:text-indent="-0.1972in">
        <style:tab-stops>
          <style:tab-stop style:type="left" style:position="0.3027in"/>
        </style:tab-stops>
      </style:paragraph-properties>
    </style:style>
    <style:style style:name="T54" style:parent-style-name="DefaultParagraphFont" style:family="text">
      <style:text-properties style:font-name="Arial" style:font-name-asian="Times New Roman" style:font-name-complex="Arial" fo:color="#000000" style:letter-kerning="true" fo:language="en" fo:country="US"/>
    </style:style>
    <style:style style:name="P55" style:parent-style-name="ListParagraph" style:family="paragraph">
      <style:paragraph-properties fo:margin-left="0.1972in" fo:text-indent="-0.1972in">
        <style:tab-stops>
          <style:tab-stop style:type="left" style:position="0.3027in"/>
        </style:tab-stops>
      </style:paragraph-properties>
    </style:style>
    <style:style style:name="T56" style:parent-style-name="DefaultParagraphFont" style:family="text">
      <style:text-properties style:font-name="Arial" style:font-name-asian="Times New Roman" style:font-name-complex="Arial" fo:color="#000000" style:letter-kerning="true" fo:language="en" fo:country="US"/>
    </style:style>
    <style:style style:name="P57" style:parent-style-name="ListParagraph" style:family="paragraph">
      <style:paragraph-properties fo:margin-left="0.1972in" fo:text-indent="-0.1972in">
        <style:tab-stops>
          <style:tab-stop style:type="left" style:position="0.3027in"/>
        </style:tab-stops>
      </style:paragraph-properties>
    </style:style>
    <style:style style:name="T58" style:parent-style-name="DefaultParagraphFont" style:family="text">
      <style:text-properties style:font-name="Arial" style:font-name-asian="Times New Roman" style:font-name-complex="Arial" fo:color="#000000" style:letter-kerning="true" fo:language="en" fo:country="US"/>
    </style:style>
    <style:style style:name="P59" style:parent-style-name="NormalWeb" style:family="paragraph">
      <style:paragraph-properties fo:margin-top="0in" fo:margin-bottom="0in"/>
    </style:style>
    <style:style style:name="T60" style:parent-style-name="DefaultParagraphFont" style:family="text">
      <style:text-properties style:font-name="Arial" style:font-name-asian="Times New Roman" style:font-name-complex="Arial" fo:color="#000000" style:letter-kerning="true" fo:language="en" fo:country="US"/>
    </style:style>
    <style:style style:name="P61" style:parent-style-name="NormalWeb" style:family="paragraph">
      <style:paragraph-properties fo:margin-top="0in" fo:margin-bottom="0in"/>
    </style:style>
    <style:style style:name="T62" style:parent-style-name="DefaultParagraphFont" style:family="text">
      <style:text-properties style:font-name="Arial" style:font-name-asian="Times New Roman" style:font-name-complex="Arial" fo:color="#000000" style:letter-kerning="true" fo:language="en" fo:country="US"/>
    </style:style>
    <style:style style:name="T63" style:parent-style-name="DefaultParagraphFont" style:family="text">
      <style:text-properties style:font-name="Arial" style:font-name-asian="Times New Roman" style:font-name-complex="Arial" fo:color="#000000" style:letter-kerning="true" fo:language="en" fo:country="US"/>
    </style:style>
    <style:style style:name="T64" style:parent-style-name="DefaultParagraphFont" style:family="text">
      <style:text-properties style:font-name="Arial" style:font-name-asian="Times New Roman" style:font-name-complex="Arial" fo:color="#000000" style:letter-kerning="true" fo:language="en" fo:country="US"/>
    </style:style>
    <style:style style:name="P65" style:parent-style-name="Normal" style:family="paragraph">
      <style:text-properties style:font-name="Arial" style:font-name-complex="Arial" fo:font-size="12pt" style:font-size-asian="12pt" style:font-size-complex="12pt"/>
    </style:style>
    <style:style style:name="P66" style:parent-style-name="Heading1" style:family="paragraph">
      <style:text-properties style:font-name="Arial" style:font-name-asian="Times New Roman" style:font-name-complex="Arial" fo:font-size="12pt" style:font-size-asian="12pt" style:font-size-complex="12pt" fo:language="en" fo:country="US"/>
    </style:style>
    <style:style style:name="P67" style:parent-style-name="NormalWeb" style:family="paragraph">
      <style:paragraph-properties fo:margin-top="0in" fo:margin-bottom="0in"/>
    </style:style>
    <style:style style:name="T68" style:parent-style-name="DefaultParagraphFont" style:family="text">
      <style:text-properties style:font-name="Arial" style:font-name-asian="Times New Roman" style:font-name-complex="Arial" fo:color="#000000" style:letter-kerning="true" fo:language="en" fo:country="US"/>
    </style:style>
    <style:style style:name="P69" style:parent-style-name="NormalWeb" style:family="paragraph">
      <style:paragraph-properties fo:margin-top="0in" fo:margin-bottom="0in"/>
    </style:style>
    <style:style style:name="T70" style:parent-style-name="DefaultParagraphFont" style:family="text">
      <style:text-properties style:font-name="Arial" style:font-name-asian="Times New Roman" style:font-name-complex="Arial" fo:color="#000000" style:letter-kerning="true" fo:language="en" fo:country="US"/>
    </style:style>
    <style:style style:name="P71" style:parent-style-name="NormalWeb" style:family="paragraph">
      <style:paragraph-properties fo:margin-top="0in" fo:margin-bottom="0in"/>
    </style:style>
    <style:style style:name="T72" style:parent-style-name="DefaultParagraphFont" style:family="text">
      <style:text-properties style:font-name="Arial" style:font-name-asian="Times New Roman" style:font-name-complex="Arial" fo:color="#000000" style:letter-kerning="true" fo:language="en" fo:country="US"/>
    </style:style>
    <style:style style:name="P73"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74" style:parent-style-name="NormalWeb" style:family="paragraph">
      <style:paragraph-properties fo:margin-top="0in" fo:margin-bottom="0in"/>
      <style:text-properties style:font-name="Arial" style:font-name-complex="Arial"/>
    </style:style>
    <style:style style:name="P75" style:parent-style-name="NormalWeb" style:family="paragraph">
      <style:paragraph-properties fo:margin-top="0in" fo:margin-bottom="0in"/>
      <style:text-properties style:font-name="Arial" style:font-name-asian="Times New Roman" style:font-name-complex="Arial" fo:color="#000000" style:letter-kerning="true"/>
    </style:style>
    <style:style style:name="P76" style:parent-style-name="NormalWeb" style:family="paragraph">
      <style:paragraph-properties fo:margin-top="0in" fo:margin-bottom="0in"/>
      <style:text-properties style:font-name="Arial" style:font-name-complex="Arial"/>
    </style:style>
    <style:style style:name="P77" style:parent-style-name="NormalWeb" style:family="paragraph">
      <style:paragraph-properties fo:margin-top="0in" fo:margin-bottom="0in"/>
    </style:style>
    <style:style style:name="T78" style:parent-style-name="DefaultParagraphFont" style:family="text">
      <style:text-properties style:font-name="Arial" style:font-name-asian="Times New Roman" style:font-name-complex="Arial" fo:color="#000000" style:letter-kerning="true" fo:language="en" fo:country="US"/>
    </style:style>
    <style:style style:name="P79" style:parent-style-name="NormalWeb" style:family="paragraph">
      <style:paragraph-properties fo:margin-top="0in" fo:margin-bottom="0in"/>
    </style:style>
    <style:style style:name="T80" style:parent-style-name="DefaultParagraphFont" style:family="text">
      <style:text-properties style:font-name="Arial" style:font-name-asian="Times New Roman" style:font-name-complex="Arial" fo:color="#000000" style:letter-kerning="true" fo:language="en" fo:country="US"/>
    </style:style>
    <style:style style:name="P81" style:parent-style-name="NormalWeb" style:family="paragraph">
      <style:paragraph-properties fo:margin-top="0in" fo:margin-bottom="0in"/>
    </style:style>
    <style:style style:name="T82" style:parent-style-name="DefaultParagraphFont" style:family="text">
      <style:text-properties style:font-name="Arial" style:font-name-asian="Times New Roman" style:font-name-complex="Arial" fo:color="#000000" style:letter-kerning="true" fo:language="en" fo:country="US"/>
    </style:style>
    <style:style style:name="P83"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84" style:parent-style-name="NormalWeb" style:family="paragraph">
      <style:paragraph-properties fo:margin-top="0in" fo:margin-bottom="0in"/>
      <style:text-properties style:font-name="Arial" style:font-name-complex="Arial"/>
    </style:style>
    <style:style style:name="P85" style:parent-style-name="NormalWeb" style:family="paragraph">
      <style:paragraph-properties fo:margin-top="0in" fo:margin-bottom="0in"/>
      <style:text-properties style:font-name="Arial" style:font-name-complex="Arial"/>
    </style:style>
    <style:style style:name="P86" style:parent-style-name="NormalWeb" style:family="paragraph">
      <style:paragraph-properties fo:margin-top="0in" fo:margin-bottom="0in"/>
    </style:style>
    <style:style style:name="T87" style:parent-style-name="DefaultParagraphFont" style:family="text">
      <style:text-properties style:font-name="Arial" style:font-name-asian="Times New Roman" style:font-name-complex="Arial" fo:color="#000000" style:letter-kerning="true" fo:language="en" fo:country="US"/>
    </style:style>
    <style:style style:name="P88" style:parent-style-name="NormalWeb" style:family="paragraph">
      <style:paragraph-properties fo:margin-top="0in" fo:margin-bottom="0in"/>
    </style:style>
    <style:style style:name="T89" style:parent-style-name="DefaultParagraphFont" style:family="text">
      <style:text-properties style:font-name="Arial" style:font-name-asian="Times New Roman" style:font-name-complex="Arial" fo:color="#000000" style:letter-kerning="true" fo:language="en" fo:country="US"/>
    </style:style>
    <style:style style:name="P90" style:parent-style-name="NormalWeb" style:family="paragraph">
      <style:paragraph-properties fo:margin-top="0in" fo:margin-bottom="0in"/>
    </style:style>
    <style:style style:name="T91" style:parent-style-name="DefaultParagraphFont" style:family="text">
      <style:text-properties style:font-name="Arial" style:font-name-asian="Times New Roman" style:font-name-complex="Arial" fo:color="#000000" style:letter-kerning="true" fo:language="en" fo:country="US"/>
    </style:style>
    <style:style style:name="P92"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93"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94" style:parent-style-name="NormalWeb" style:family="paragraph">
      <style:paragraph-properties fo:margin-top="0in" fo:margin-bottom="0in"/>
    </style:style>
    <style:style style:name="T95" style:parent-style-name="DefaultParagraphFont" style:family="text">
      <style:text-properties style:font-name="Arial" style:font-name-asian="Times New Roman" style:font-name-complex="Arial" fo:color="#000000" style:letter-kerning="true" fo:language="en" fo:country="US"/>
    </style:style>
    <style:style style:name="T96" style:parent-style-name="DefaultParagraphFont" style:family="text">
      <style:text-properties style:font-name="Arial" style:font-name-asian="Times New Roman" style:font-name-complex="Arial" fo:color="#000000" style:letter-kerning="true" fo:language="en" fo:country="US"/>
    </style:style>
    <style:style style:name="T97" style:parent-style-name="DefaultParagraphFont" style:family="text">
      <style:text-properties style:font-name="Arial" style:font-name-asian="Times New Roman" style:font-name-complex="Arial" fo:color="#000000" style:letter-kerning="true" fo:language="en" fo:country="US"/>
    </style:style>
    <style:style style:name="P98" style:parent-style-name="NormalWeb" style:family="paragraph">
      <style:paragraph-properties fo:margin-top="0in" fo:margin-bottom="0in"/>
    </style:style>
    <style:style style:name="T99" style:parent-style-name="DefaultParagraphFont" style:family="text">
      <style:text-properties style:font-name="Arial" style:font-name-asian="Times New Roman" style:font-name-complex="Arial" fo:color="#000000" style:letter-kerning="true" fo:language="en" fo:country="US"/>
    </style:style>
    <style:style style:name="T100" style:parent-style-name="DefaultParagraphFont" style:family="text">
      <style:text-properties style:font-name="Arial" style:font-name-asian="Times New Roman" style:font-name-complex="Arial" fo:color="#000000" style:letter-kerning="true" fo:language="en" fo:country="US"/>
    </style:style>
    <style:style style:name="T101" style:parent-style-name="DefaultParagraphFont" style:family="text">
      <style:text-properties style:font-name="Arial" style:font-name-asian="Times New Roman" style:font-name-complex="Arial" fo:color="#000000" style:letter-kerning="true" fo:language="en" fo:country="US"/>
    </style:style>
    <style:style style:name="P102" style:parent-style-name="NormalWeb" style:family="paragraph">
      <style:paragraph-properties fo:margin-top="0in" fo:margin-bottom="0in"/>
    </style:style>
    <style:style style:name="T103" style:parent-style-name="DefaultParagraphFont" style:family="text">
      <style:text-properties style:font-name="Arial" style:font-name-asian="Times New Roman" style:font-name-complex="Arial" fo:color="#000000" style:letter-kerning="true" fo:language="en" fo:country="US"/>
    </style:style>
    <style:style style:name="P104" style:parent-style-name="NormalWeb" style:family="paragraph">
      <style:paragraph-properties fo:margin-top="0in" fo:margin-bottom="0in"/>
    </style:style>
    <style:style style:name="T105" style:parent-style-name="DefaultParagraphFont" style:family="text">
      <style:text-properties style:font-name="Arial" style:font-name-asian="Times New Roman" style:font-name-complex="Arial" fo:color="#000000" style:letter-kerning="true" fo:language="en" fo:country="US"/>
    </style:style>
    <style:style style:name="P106" style:parent-style-name="NormalWeb" style:family="paragraph">
      <style:paragraph-properties fo:margin-top="0in" fo:margin-bottom="0in"/>
    </style:style>
    <style:style style:name="T107" style:parent-style-name="DefaultParagraphFont" style:family="text">
      <style:text-properties style:font-name="Arial" style:font-name-asian="Times New Roman" style:font-name-complex="Arial" fo:color="#000000" style:letter-kerning="true" fo:language="en" fo:country="US"/>
    </style:style>
    <style:style style:name="P108"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09" style:parent-style-name="NormalWeb" style:family="paragraph">
      <style:paragraph-properties fo:margin-top="0in" fo:margin-bottom="0in"/>
    </style:style>
    <style:style style:name="T110" style:parent-style-name="DefaultParagraphFont" style:family="text">
      <style:text-properties style:font-name="Arial" style:font-name-asian="Times New Roman" style:font-name-complex="Arial" fo:color="#000000" style:letter-kerning="true" fo:language="en" fo:country="US"/>
    </style:style>
    <style:style style:name="P111" style:parent-style-name="NormalWeb" style:family="paragraph">
      <style:paragraph-properties fo:margin-top="0in" fo:margin-bottom="0in" fo:margin-left="0.1972in" fo:text-indent="-0.1972in">
        <style:tab-stops/>
      </style:paragraph-properties>
    </style:style>
    <style:style style:name="T112" style:parent-style-name="DefaultParagraphFont" style:family="text">
      <style:text-properties style:font-name="Arial" style:font-name-asian="Times New Roman" style:font-name-complex="Arial" fo:color="#000000" style:letter-kerning="true" fo:language="en" fo:country="US"/>
    </style:style>
    <style:style style:name="T113" style:parent-style-name="DefaultParagraphFont" style:family="text">
      <style:text-properties style:font-name="Arial" style:font-name-asian="Times New Roman" style:font-name-complex="Arial" fo:color="#000000" style:letter-kerning="true" fo:language="en" fo:country="US"/>
    </style:style>
    <style:style style:name="T114" style:parent-style-name="DefaultParagraphFont" style:family="text">
      <style:text-properties style:font-name="Arial" style:font-name-asian="Times New Roman" style:font-name-complex="Arial" fo:color="#000000" style:letter-kerning="true" fo:language="en" fo:country="US"/>
    </style:style>
    <style:style style:name="P115" style:parent-style-name="NormalWeb" style:family="paragraph">
      <style:paragraph-properties fo:margin-top="0in" fo:margin-bottom="0in" fo:margin-left="0.1972in" fo:text-indent="-0.1972in">
        <style:tab-stops/>
      </style:paragraph-properties>
    </style:style>
    <style:style style:name="T116" style:parent-style-name="DefaultParagraphFont" style:family="text">
      <style:text-properties style:font-name="Arial" style:font-name-asian="Times New Roman" style:font-name-complex="Arial" fo:color="#000000" style:letter-kerning="true" fo:language="en" fo:country="US"/>
    </style:style>
    <style:style style:name="T117" style:parent-style-name="DefaultParagraphFont" style:family="text">
      <style:text-properties style:font-name="Arial" style:font-name-asian="Times New Roman" style:font-name-complex="Arial" fo:color="#000000" style:letter-kerning="true" fo:language="en" fo:country="US"/>
    </style:style>
    <style:style style:name="T118" style:parent-style-name="DefaultParagraphFont" style:family="text">
      <style:text-properties style:font-name="Arial" style:font-name-asian="Times New Roman" style:font-name-complex="Arial" fo:color="#000000" style:letter-kerning="true" fo:language="en" fo:country="US"/>
    </style:style>
    <style:style style:name="P119" style:parent-style-name="NormalWeb" style:family="paragraph">
      <style:paragraph-properties fo:margin-top="0in" fo:margin-bottom="0in" fo:margin-left="0.1972in" fo:text-indent="-0.1972in">
        <style:tab-stops/>
      </style:paragraph-properties>
      <style:text-properties style:font-name="Arial" style:font-name-asian="Times New Roman" style:font-name-complex="Arial" fo:color="#000000" style:letter-kerning="true" fo:language="en" fo:country="US"/>
    </style:style>
    <style:style style:name="P120" style:parent-style-name="NormalWeb" style:family="paragraph">
      <style:paragraph-properties fo:margin-top="0in" fo:margin-bottom="0in"/>
      <style:text-properties style:font-name="Arial" style:font-name-complex="Arial"/>
    </style:style>
    <style:style style:name="P121" style:parent-style-name="NormalWeb" style:family="paragraph">
      <style:paragraph-properties fo:margin-top="0in" fo:margin-bottom="0in"/>
    </style:style>
    <style:style style:name="T122" style:parent-style-name="DefaultParagraphFont" style:family="text">
      <style:text-properties style:font-name="Arial" style:font-name-asian="Times New Roman" style:font-name-complex="Arial" fo:color="#000000" style:letter-kerning="true" fo:language="en" fo:country="US"/>
    </style:style>
    <style:style style:name="T123" style:parent-style-name="DefaultParagraphFont" style:family="text">
      <style:text-properties style:font-name="Arial" style:font-name-asian="Times New Roman" style:font-name-complex="Arial" fo:color="#000000" style:letter-kerning="true" fo:language="en" fo:country="US"/>
    </style:style>
    <style:style style:name="P124" style:parent-style-name="NormalWeb" style:family="paragraph">
      <style:paragraph-properties fo:margin-top="0in" fo:margin-bottom="0in"/>
    </style:style>
    <style:style style:name="T125" style:parent-style-name="DefaultParagraphFont" style:family="text">
      <style:text-properties style:font-name="Arial" style:font-name-asian="Times New Roman" style:font-name-complex="Arial" fo:color="#000000" style:letter-kerning="true" fo:language="en" fo:country="US"/>
    </style:style>
    <style:style style:name="P126" style:parent-style-name="NormalWeb" style:family="paragraph">
      <style:paragraph-properties fo:margin-top="0in" fo:margin-bottom="0in"/>
    </style:style>
    <style:style style:name="T127" style:parent-style-name="DefaultParagraphFont" style:family="text">
      <style:text-properties style:font-name="Arial" style:font-name-asian="Times New Roman" style:font-name-complex="Arial" fo:color="#000000" style:letter-kerning="true" fo:language="en" fo:country="US"/>
    </style:style>
    <style:style style:name="T128" style:parent-style-name="DefaultParagraphFont" style:family="text">
      <style:text-properties style:font-name="Arial" style:font-name-asian="Times New Roman" style:font-name-complex="Arial" fo:color="#000000" style:letter-kerning="true" fo:language="en" fo:country="US"/>
    </style:style>
    <style:style style:name="T129" style:parent-style-name="DefaultParagraphFont" style:family="text">
      <style:text-properties style:font-name="Arial" style:font-name-asian="Times New Roman" style:font-name-complex="Arial" fo:color="#000000" style:letter-kerning="true" fo:language="en" fo:country="US"/>
    </style:style>
    <style:style style:name="P130" style:parent-style-name="NormalWeb" style:family="paragraph">
      <style:paragraph-properties fo:margin-top="0in" fo:margin-bottom="0in"/>
    </style:style>
    <style:style style:name="T131" style:parent-style-name="DefaultParagraphFont" style:family="text">
      <style:text-properties style:font-name="Arial" style:font-name-asian="Times New Roman" style:font-name-complex="Arial" fo:color="#000000" style:letter-kerning="true" fo:language="en" fo:country="US"/>
    </style:style>
    <style:style style:name="P132"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3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36"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37" style:parent-style-name="Normal" style:family="paragraph">
      <style:paragraph-properties fo:margin-bottom="0in" fo:line-height="100%"/>
    </style:style>
    <style:style style:name="T13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39" style:parent-style-name="ListParagraph" style:family="paragraph">
      <style:paragraph-properties fo:margin-left="0.1972in" fo:text-indent="-0.1972in">
        <style:tab-stops/>
      </style:paragraph-properties>
    </style:style>
    <style:style style:name="T140" style:parent-style-name="DefaultParagraphFont" style:family="text">
      <style:text-properties style:font-name="Arial" style:font-name-asian="Times New Roman" style:font-name-complex="Arial" fo:color="#000000" style:letter-kerning="true" fo:language="en" fo:country="US"/>
    </style:style>
    <style:style style:name="P141" style:parent-style-name="ListParagraph" style:family="paragraph">
      <style:paragraph-properties fo:margin-left="0.1972in" fo:text-indent="-0.1972in">
        <style:tab-stops/>
      </style:paragraph-properties>
    </style:style>
    <style:style style:name="T142" style:parent-style-name="DefaultParagraphFont" style:family="text">
      <style:text-properties style:font-name="Arial" style:font-name-asian="Times New Roman" style:font-name-complex="Arial" fo:color="#000000" style:letter-kerning="true" fo:language="en" fo:country="US"/>
    </style:style>
    <style:style style:name="P143" style:parent-style-name="ListParagraph" style:family="paragraph">
      <style:paragraph-properties fo:margin-left="0.1972in" fo:text-indent="-0.1972in">
        <style:tab-stops/>
      </style:paragraph-properties>
    </style:style>
    <style:style style:name="T144" style:parent-style-name="DefaultParagraphFont" style:family="text">
      <style:text-properties style:font-name="Arial" style:font-name-asian="Times New Roman" style:font-name-complex="Arial" fo:color="#000000" style:letter-kerning="true" fo:language="en" fo:country="US"/>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paragraph-properties fo:margin-bottom="0in" fo:line-height="100%"/>
    </style:style>
    <style:style style:name="T14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4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4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5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51" style:parent-style-name="Normal" style:family="paragraph">
      <style:paragraph-properties fo:margin-bottom="0in" fo:line-height="100%" fo:margin-left="0.1972in" fo:text-indent="-0.1972in">
        <style:tab-stops>
          <style:tab-stop style:type="left" style:position="0.3027in"/>
        </style:tab-stops>
      </style:paragraph-properties>
    </style:style>
    <style:style style:name="T15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5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5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55" style:parent-style-name="Normal" style:family="paragraph">
      <style:paragraph-properties fo:margin-bottom="0in" fo:line-height="100%" fo:margin-left="0.1972in" fo:text-indent="-0.1972in">
        <style:tab-stops>
          <style:tab-stop style:type="left" style:position="0.3027in"/>
        </style:tab-stops>
      </style:paragraph-properties>
    </style:style>
    <style:style style:name="T156"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5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5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59" style:parent-style-name="Normal" style:family="paragraph">
      <style:paragraph-properties fo:margin-bottom="0in" fo:line-height="100%" fo:margin-left="0.1972in" fo:text-indent="-0.1972in">
        <style:tab-stops>
          <style:tab-stop style:type="left" style:position="0.3027in"/>
        </style:tab-stops>
      </style:paragraph-properties>
    </style:style>
    <style:style style:name="T16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61" style:parent-style-name="Normal" style:family="paragraph">
      <style:paragraph-properties fo:margin-bottom="0in" fo:line-height="100%" fo:margin-left="0.1972in" fo:text-indent="-0.1972in">
        <style:tab-stops>
          <style:tab-stop style:type="left" style:position="0.3027in"/>
        </style:tab-stops>
      </style:paragraph-properties>
    </style:style>
    <style:style style:name="T16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6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6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65"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66" style:parent-style-name="Normal" style:family="paragraph">
      <style:paragraph-properties fo:margin-bottom="0in" fo:line-height="100%"/>
    </style:style>
    <style:style style:name="T16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68" style:parent-style-name="Normal" style:family="paragraph">
      <style:paragraph-properties fo:margin-bottom="0in" fo:line-height="100%"/>
    </style:style>
    <style:style style:name="T16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70" style:parent-style-name="DefaultParagraphFont" style:family="text">
      <style:text-properties style:font-name="Arial" style:font-name-asian="Times New Roman" style:font-name-complex="Arial" fo:color="#000000" style:letter-kerning="true" style:text-position="super 66.6%" fo:font-size="12pt" style:font-size-asian="12pt" style:font-size-complex="12pt" fo:language="en" fo:country="US" style:language-asian="en" style:country-asian="GB"/>
    </style:style>
    <style:style style:name="T17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7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7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7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7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76" style:parent-style-name="Normal" style:family="paragraph">
      <style:paragraph-properties fo:margin-bottom="0in" fo:line-height="100%"/>
    </style:style>
    <style:style style:name="T17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78" style:parent-style-name="Normal" style:family="paragraph">
      <style:paragraph-properties fo:margin-bottom="0in" fo:line-height="100%"/>
    </style:style>
    <style:style style:name="T17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80"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81" style:parent-style-name="Heading1" style:family="paragraph">
      <style:text-properties style:font-name-asian="Times New Roman" fo:language="en" fo:country="US"/>
    </style:style>
    <style:style style:name="P182"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83" style:parent-style-name="Heading1" style:family="paragraph">
      <style:text-properties style:font-name="Arial" style:font-name-asian="Times New Roman" style:font-name-complex="Arial" fo:font-size="12pt" style:font-size-asian="12pt" style:font-size-complex="12pt" style:language-asian="en" style:country-asian="GB"/>
    </style:style>
    <style:style style:name="P184"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style:language-asian="en" style:country-asian="GB"/>
    </style:style>
    <style:style style:name="P185" style:parent-style-name="Normal" style:family="paragraph">
      <style:paragraph-properties fo:margin-bottom="0in" fo:line-height="100%"/>
    </style:style>
    <style:style style:name="T186"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P187"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188" style:parent-style-name="Normal" style:family="paragraph">
      <style:paragraph-properties fo:margin-bottom="0in" fo:line-height="100%"/>
    </style:style>
    <style:style style:name="T18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90" style:parent-style-name="DefaultParagraphFont" style:family="text">
      <style:text-properties style:font-name="Arial" style:font-name-asian="Times New Roman" style:font-name-complex="Arial" fo:font-weight="bold" style:font-weight-asian="bold" style:font-weight-complex="bold" fo:color="#000000" style:letter-kerning="true" fo:font-size="12pt" style:font-size-asian="12pt" style:font-size-complex="12pt" fo:language="en" fo:country="US" style:language-asian="en" style:country-asian="GB"/>
    </style:style>
    <style:style style:name="T19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92" style:parent-style-name="Normal" style:family="paragraph">
      <style:paragraph-properties fo:margin-bottom="0in" fo:line-height="100%"/>
    </style:style>
    <style:style style:name="T19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9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19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9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197" style:parent-style-name="Normal" style:family="paragraph">
      <style:paragraph-properties fo:margin-bottom="0in" fo:line-height="100%"/>
    </style:style>
    <style:style style:name="T19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199" style:parent-style-name="Normal" style:family="paragraph">
      <style:paragraph-properties fo:margin-bottom="0in" fo:line-height="100%"/>
    </style:style>
    <style:style style:name="T20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01" style:parent-style-name="Normal" style:family="paragraph">
      <style:paragraph-properties fo:margin-bottom="0in" fo:line-height="100%"/>
    </style:style>
    <style:style style:name="T20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03" style:parent-style-name="Normal" style:family="paragraph">
      <style:paragraph-properties fo:margin-bottom="0in" fo:line-height="100%"/>
    </style:style>
    <style:style style:name="T20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20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06"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207" style:parent-style-name="NormalWeb" style:family="paragraph">
      <style:paragraph-properties fo:margin-top="0in" fo:margin-bottom="0in"/>
      <style:text-properties style:font-name="Arial" style:font-name-asian="Times New Roman" style:font-name-complex="Arial" fo:color="#000000" style:letter-kerning="true"/>
    </style:style>
    <style:style style:name="P208" style:parent-style-name="NormalWeb" style:family="paragraph">
      <style:paragraph-properties fo:margin-top="0in" fo:margin-bottom="0in"/>
      <style:text-properties style:font-name="Arial" style:font-name-complex="Arial"/>
    </style:style>
    <style:style style:name="P209" style:parent-style-name="NormalWeb" style:family="paragraph">
      <style:paragraph-properties fo:margin-top="0in" fo:margin-bottom="0in"/>
    </style:style>
    <style:style style:name="T210" style:parent-style-name="DefaultParagraphFont" style:family="text">
      <style:text-properties style:font-name="Arial" style:font-name-asian="Times New Roman" style:font-name-complex="Arial" fo:color="#000000" style:letter-kerning="true"/>
    </style:style>
    <style:style style:name="P211" style:parent-style-name="NormalWeb" style:family="paragraph">
      <style:paragraph-properties fo:margin-top="0in" fo:margin-bottom="0in"/>
    </style:style>
    <style:style style:name="T212" style:parent-style-name="DefaultParagraphFont" style:family="text">
      <style:text-properties style:font-name="Arial" style:font-name-asian="Times New Roman" style:font-name-complex="Arial" fo:color="#000000" style:letter-kerning="true"/>
    </style:style>
    <style:style style:name="P213"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P214" style:parent-style-name="Normal" style:family="paragraph">
      <style:paragraph-properties fo:margin-bottom="0in" fo:line-height="100%"/>
    </style:style>
    <style:style style:name="T21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16" style:parent-style-name="Normal" style:family="paragraph">
      <style:paragraph-properties fo:margin-bottom="0in" fo:line-height="100%"/>
    </style:style>
    <style:style style:name="T21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21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21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20" style:parent-style-name="Normal" style:family="paragraph">
      <style:paragraph-properties fo:margin-bottom="0in" fo:line-height="100%"/>
    </style:style>
    <style:style style:name="T22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22"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223" style:parent-style-name="Normal" style:family="paragraph">
      <style:paragraph-properties fo:margin-bottom="0in" fo:line-height="100%"/>
    </style:style>
    <style:style style:name="T22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25" style:parent-style-name="NormalWeb" style:family="paragraph">
      <style:paragraph-properties fo:margin-top="0in" fo:margin-bottom="0in"/>
      <style:text-properties style:font-name="Arial" style:font-name-asian="Times New Roman" style:font-name-complex="Arial" fo:color="#000000" style:letter-kerning="true" fo:language="en" fo:country="US"/>
    </style:style>
    <style:style style:name="T226"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227"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228"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29" style:parent-style-name="Normal" style:family="paragraph">
      <style:paragraph-properties fo:margin-bottom="0in" fo:line-height="100%"/>
    </style:style>
    <style:style style:name="T23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31" style:parent-style-name="Normal" style:family="paragraph">
      <style:paragraph-properties fo:margin-bottom="0in" fo:line-height="100%"/>
    </style:style>
    <style:style style:name="T23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33"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34"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235" style:parent-style-name="paragraph" style:family="paragraph">
      <style:paragraph-properties style:vertical-align="baseline" fo:margin-top="0in" fo:margin-bottom="0in"/>
    </style:style>
    <style:style style:name="T236" style:parent-style-name="normaltextrun" style:family="text">
      <style:text-properties style:font-name="Arial" style:font-name-complex="Arial" fo:color="#000000"/>
    </style:style>
    <style:style style:name="T237" style:parent-style-name="normaltextrun" style:family="text">
      <style:text-properties style:font-name="Arial" style:font-name-complex="Arial" fo:font-style="italic" style:font-style-asian="italic" style:font-style-complex="italic" fo:color="#000000"/>
    </style:style>
    <style:style style:name="T238" style:parent-style-name="normaltextrun" style:family="text">
      <style:text-properties style:font-name="Arial" style:font-name-complex="Arial" fo:color="#000000"/>
    </style:style>
    <style:style style:name="T239" style:parent-style-name="eop" style:family="text">
      <style:text-properties style:font-name="Arial" style:font-name-complex="Arial"/>
    </style:style>
    <style:style style:name="P240" style:parent-style-name="paragraph" style:family="paragraph">
      <style:paragraph-properties fo:margin-top="0in" fo:margin-bottom="0in"/>
    </style:style>
    <style:style style:name="T241" style:parent-style-name="eop" style:family="text">
      <style:text-properties style:font-name="Arial" style:font-name-complex="Arial"/>
    </style:style>
    <style:style style:name="P242" style:parent-style-name="paragraph" style:family="paragraph">
      <style:paragraph-properties fo:margin-top="0in" fo:margin-bottom="0in" fo:margin-left="0.1972in" fo:text-indent="-0.1972in">
        <style:tab-stops/>
      </style:paragraph-properties>
    </style:style>
    <style:style style:name="T243" style:parent-style-name="eop" style:family="text">
      <style:text-properties style:font-name="Arial" style:font-name-complex="Arial"/>
    </style:style>
    <style:style style:name="P244" style:parent-style-name="paragraph" style:family="paragraph">
      <style:paragraph-properties fo:margin-top="0in" fo:margin-bottom="0in" fo:margin-left="0.1972in" fo:text-indent="-0.1972in">
        <style:tab-stops/>
      </style:paragraph-properties>
    </style:style>
    <style:style style:name="T245" style:parent-style-name="eop" style:family="text">
      <style:text-properties style:font-name="Arial" style:font-name-complex="Arial"/>
    </style:style>
    <style:style style:name="T246" style:parent-style-name="eop" style:family="text">
      <style:text-properties style:font-name="Arial" style:font-name-complex="Arial"/>
    </style:style>
    <style:style style:name="T247" style:parent-style-name="eop" style:family="text">
      <style:text-properties style:font-name="Arial" style:font-name-complex="Arial"/>
    </style:style>
    <style:style style:name="P248" style:parent-style-name="paragraph" style:family="paragraph">
      <style:paragraph-properties fo:margin-top="0in" fo:margin-bottom="0in" fo:margin-left="0.1972in" fo:text-indent="-0.1972in">
        <style:tab-stops/>
      </style:paragraph-properties>
    </style:style>
    <style:style style:name="T249" style:parent-style-name="eop" style:family="text">
      <style:text-properties style:font-name="Arial" style:font-name-complex="Arial"/>
    </style:style>
    <style:style style:name="P250" style:parent-style-name="paragraph" style:family="paragraph">
      <style:paragraph-properties fo:margin-top="0in" fo:margin-bottom="0in"/>
    </style:style>
    <style:style style:name="P251" style:parent-style-name="paragraph" style:family="paragraph">
      <style:paragraph-properties fo:margin-top="0in" fo:margin-bottom="0in"/>
    </style:style>
    <style:style style:name="T252" style:parent-style-name="eop" style:family="text">
      <style:text-properties style:font-name="Arial" style:font-name-complex="Arial"/>
    </style:style>
    <style:style style:name="P253" style:parent-style-name="paragraph" style:family="paragraph">
      <style:paragraph-properties style:vertical-align="baseline" fo:margin-top="0in" fo:margin-bottom="0in"/>
    </style:style>
    <style:style style:name="T254" style:parent-style-name="eop" style:family="text">
      <style:text-properties style:font-name="Arial" style:font-name-complex="Arial"/>
    </style:style>
    <style:style style:name="P25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256" style:parent-style-name="paragraph" style:family="paragraph">
      <style:paragraph-properties style:vertical-align="baseline" fo:margin-top="0in" fo:margin-bottom="0in"/>
    </style:style>
    <style:style style:name="T257" style:parent-style-name="normaltextrun" style:family="text">
      <style:text-properties style:font-name="Arial" style:font-name-complex="Arial" fo:color="#000000"/>
    </style:style>
    <style:style style:name="T258" style:parent-style-name="normaltextrun" style:family="text">
      <style:text-properties style:font-name="Arial" style:font-name-complex="Arial" fo:color="#000000"/>
    </style:style>
    <style:style style:name="T259" style:parent-style-name="eop" style:family="text">
      <style:text-properties style:font-name="Arial" style:font-name-complex="Arial"/>
    </style:style>
    <style:style style:name="P260" style:parent-style-name="paragraph" style:family="paragraph">
      <style:paragraph-properties style:vertical-align="baseline" fo:margin-top="0in" fo:margin-bottom="0in"/>
    </style:style>
    <style:style style:name="T261" style:parent-style-name="eop" style:family="text">
      <style:text-properties style:font-name="Arial" style:font-name-complex="Arial"/>
    </style:style>
    <style:style style:name="P262" style:parent-style-name="paragraph" style:family="paragraph">
      <style:paragraph-properties style:vertical-align="baseline" fo:margin-top="0in" fo:margin-bottom="0in"/>
    </style:style>
    <style:style style:name="T263" style:parent-style-name="normaltextrun" style:family="text">
      <style:text-properties style:font-name="Arial" style:font-name-complex="Arial" fo:color="#000000"/>
    </style:style>
    <style:style style:name="T264" style:parent-style-name="normaltextrun" style:family="text">
      <style:text-properties style:font-name="Arial" style:font-name-complex="Arial" fo:color="#000000"/>
    </style:style>
    <style:style style:name="T265" style:parent-style-name="normaltextrun" style:family="text">
      <style:text-properties style:font-name="Arial" style:font-name-complex="Arial" fo:color="#000000"/>
    </style:style>
    <style:style style:name="T266" style:parent-style-name="eop" style:family="text">
      <style:text-properties style:font-name="Arial" style:font-name-complex="Arial"/>
    </style:style>
    <style:style style:name="P267" style:parent-style-name="paragraph" style:family="paragraph">
      <style:paragraph-properties style:vertical-align="baseline" fo:margin-top="0in" fo:margin-bottom="0in"/>
      <style:text-properties style:font-name="Arial" style:font-name-complex="Arial"/>
    </style:style>
    <style:style style:name="P268" style:parent-style-name="paragraph" style:family="paragraph">
      <style:paragraph-properties style:vertical-align="baseline" fo:margin-top="0in" fo:margin-bottom="0in"/>
    </style:style>
    <style:style style:name="T269" style:parent-style-name="normaltextrun" style:family="text">
      <style:text-properties style:font-name="Arial" style:font-name-complex="Arial" fo:color="#000000"/>
    </style:style>
    <style:style style:name="T270" style:parent-style-name="eop" style:family="text">
      <style:text-properties style:font-name="Arial" style:font-name-complex="Arial"/>
    </style:style>
    <style:style style:name="P271" style:parent-style-name="paragraph" style:family="paragraph">
      <style:paragraph-properties style:vertical-align="baseline" fo:margin-top="0in" fo:margin-bottom="0in"/>
      <style:text-properties style:font-name="Arial" style:font-name-complex="Arial" fo:language="en" fo:country="US"/>
    </style:style>
    <style:style style:name="P272" style:parent-style-name="paragraph" style:family="paragraph">
      <style:paragraph-properties style:vertical-align="baseline" fo:margin-top="0in" fo:margin-bottom="0in"/>
      <style:text-properties style:font-name="Arial" style:font-name-complex="Arial"/>
    </style:style>
    <style:style style:name="P273" style:parent-style-name="Heading1" style:family="paragraph">
      <style:text-properties style:font-name="Arial" style:font-name-complex="Arial" fo:font-size="12pt" style:font-size-asian="12pt" style:font-size-complex="12pt"/>
    </style:style>
    <style:style style:name="P274" style:parent-style-name="paragraph" style:family="paragraph">
      <style:paragraph-properties style:vertical-align="baseline" fo:margin-top="0in" fo:margin-bottom="0in"/>
    </style:style>
    <style:style style:name="T275" style:parent-style-name="normaltextrun" style:family="text">
      <style:text-properties style:font-name="Arial" style:font-name-complex="Arial" fo:color="#000000"/>
    </style:style>
    <style:style style:name="T276" style:parent-style-name="normaltextrun" style:family="text">
      <style:text-properties style:font-name="Arial" style:font-name-complex="Arial" fo:color="#000000"/>
    </style:style>
    <style:style style:name="T277" style:parent-style-name="normaltextrun" style:family="text">
      <style:text-properties style:font-name="Arial" style:font-name-complex="Arial" fo:color="#000000"/>
    </style:style>
    <style:style style:name="T278" style:parent-style-name="normaltextrun" style:family="text">
      <style:text-properties style:font-name="Arial" style:font-name-complex="Arial" fo:color="#000000"/>
    </style:style>
    <style:style style:name="T279" style:parent-style-name="normaltextrun" style:family="text">
      <style:text-properties style:font-name="Arial" style:font-name-complex="Arial" fo:color="#000000"/>
    </style:style>
    <style:style style:name="T280" style:parent-style-name="normaltextrun" style:family="text">
      <style:text-properties style:font-name="Arial" style:font-name-complex="Arial" fo:color="#000000"/>
    </style:style>
    <style:style style:name="T281" style:parent-style-name="normaltextrun" style:family="text">
      <style:text-properties style:font-name="Arial" style:font-name-complex="Arial" fo:color="#000000"/>
    </style:style>
    <style:style style:name="T282" style:parent-style-name="normaltextrun" style:family="text">
      <style:text-properties style:font-name="Arial" style:font-name-complex="Arial" fo:color="#000000"/>
    </style:style>
    <style:style style:name="T283" style:parent-style-name="normaltextrun" style:family="text">
      <style:text-properties style:font-name="Arial" style:font-name-complex="Arial" fo:color="#000000"/>
    </style:style>
    <style:style style:name="T284" style:parent-style-name="normaltextrun" style:family="text">
      <style:text-properties style:font-name="Arial" style:font-name-complex="Arial" fo:color="#000000"/>
    </style:style>
    <style:style style:name="T285" style:parent-style-name="normaltextrun" style:family="text">
      <style:text-properties style:font-name="Arial" style:font-name-complex="Arial" fo:color="#000000"/>
    </style:style>
    <style:style style:name="T286" style:parent-style-name="normaltextrun" style:family="text">
      <style:text-properties style:font-name="Arial" style:font-name-complex="Arial" fo:color="#000000"/>
    </style:style>
    <style:style style:name="T287" style:parent-style-name="normaltextrun" style:family="text">
      <style:text-properties style:font-name="Arial" style:font-name-complex="Arial" fo:color="#000000"/>
    </style:style>
    <style:style style:name="T288" style:parent-style-name="normaltextrun" style:family="text">
      <style:text-properties style:font-name="Arial" style:font-name-complex="Arial" fo:color="#000000"/>
    </style:style>
    <style:style style:name="T289" style:parent-style-name="normaltextrun" style:family="text">
      <style:text-properties style:font-name="Arial" style:font-name-complex="Arial" fo:color="#000000"/>
    </style:style>
    <style:style style:name="T290" style:parent-style-name="normaltextrun" style:family="text">
      <style:text-properties style:font-name="Arial" style:font-name-complex="Arial" fo:color="#000000"/>
    </style:style>
    <style:style style:name="T291" style:parent-style-name="normaltextrun" style:family="text">
      <style:text-properties style:font-name="Arial" style:font-name-complex="Arial" fo:color="#000000"/>
    </style:style>
    <style:style style:name="T292" style:parent-style-name="normaltextrun" style:family="text">
      <style:text-properties style:font-name="Arial" style:font-name-complex="Arial" fo:color="#000000"/>
    </style:style>
    <style:style style:name="T293" style:parent-style-name="normaltextrun" style:family="text">
      <style:text-properties style:font-name="Arial" style:font-name-complex="Arial" fo:color="#000000"/>
    </style:style>
    <style:style style:name="T294" style:parent-style-name="normaltextrun" style:family="text">
      <style:text-properties style:font-name="Arial" style:font-name-complex="Arial" fo:color="#000000"/>
    </style:style>
    <style:style style:name="T295" style:parent-style-name="normaltextrun" style:family="text">
      <style:text-properties style:font-name="Arial" style:font-name-complex="Arial" fo:color="#000000"/>
    </style:style>
    <style:style style:name="T296" style:parent-style-name="normaltextrun" style:family="text">
      <style:text-properties style:font-name="Arial" style:font-name-complex="Arial" fo:color="#000000"/>
    </style:style>
    <style:style style:name="T297" style:parent-style-name="normaltextrun" style:family="text">
      <style:text-properties style:font-name="Arial" style:font-name-complex="Arial" fo:color="#000000"/>
    </style:style>
    <style:style style:name="T298" style:parent-style-name="normaltextrun" style:family="text">
      <style:text-properties style:font-name="Arial" style:font-name-complex="Arial" fo:color="#000000"/>
    </style:style>
    <style:style style:name="T299" style:parent-style-name="normaltextrun" style:family="text">
      <style:text-properties style:font-name="Arial" style:font-name-complex="Arial" fo:color="#000000"/>
    </style:style>
    <style:style style:name="P300" style:parent-style-name="paragraph" style:family="paragraph">
      <style:paragraph-properties style:vertical-align="baseline" fo:margin-top="0in" fo:margin-bottom="0in"/>
      <style:text-properties style:font-name="Arial" style:font-name-complex="Arial"/>
    </style:style>
    <style:style style:name="P301" style:parent-style-name="paragraph" style:family="paragraph">
      <style:paragraph-properties style:vertical-align="baseline" fo:margin-top="0in" fo:margin-bottom="0in"/>
    </style:style>
    <style:style style:name="T302" style:parent-style-name="normaltextrun" style:family="text">
      <style:text-properties style:font-name="Arial" style:font-name-complex="Arial" fo:color="#000000"/>
    </style:style>
    <style:style style:name="T303" style:parent-style-name="normaltextrun" style:family="text">
      <style:text-properties style:font-name="Arial" style:font-name-complex="Arial" fo:color="#000000"/>
    </style:style>
    <style:style style:name="T304" style:parent-style-name="normaltextrun" style:family="text">
      <style:text-properties style:font-name="Arial" style:font-name-complex="Arial" fo:color="#000000"/>
    </style:style>
    <style:style style:name="T305" style:parent-style-name="normaltextrun" style:family="text">
      <style:text-properties style:font-name="Arial" style:font-name-complex="Arial" fo:color="#000000"/>
    </style:style>
    <style:style style:name="T306" style:parent-style-name="normaltextrun" style:family="text">
      <style:text-properties style:font-name="Arial" style:font-name-complex="Arial" fo:color="#000000"/>
    </style:style>
    <style:style style:name="P307" style:parent-style-name="paragraph" style:family="paragraph">
      <style:paragraph-properties style:vertical-align="baseline" fo:margin-top="0in" fo:margin-bottom="0in" fo:margin-left="0.1972in" fo:text-indent="-0.1972in">
        <style:tab-stops/>
      </style:paragraph-properties>
    </style:style>
    <style:style style:name="T308" style:parent-style-name="normaltextrun" style:family="text">
      <style:text-properties style:font-name="Arial" style:font-name-complex="Arial" fo:color="#000000"/>
    </style:style>
    <style:style style:name="P309" style:parent-style-name="paragraph" style:family="paragraph">
      <style:paragraph-properties style:vertical-align="baseline" fo:margin-top="0in" fo:margin-bottom="0in"/>
    </style:style>
    <style:style style:name="T310" style:parent-style-name="normaltextrun" style:family="text">
      <style:text-properties style:font-name="Arial" style:font-name-complex="Arial" fo:color="#000000"/>
    </style:style>
    <style:style style:name="P311" style:parent-style-name="paragraph" style:family="paragraph">
      <style:paragraph-properties style:vertical-align="baseline" fo:margin-top="0in" fo:margin-bottom="0in"/>
    </style:style>
    <style:style style:name="T312" style:parent-style-name="normaltextrun" style:family="text">
      <style:text-properties style:font-name="Arial" style:font-name-complex="Arial" fo:color="#000000"/>
    </style:style>
    <style:style style:name="T313" style:parent-style-name="normaltextrun" style:family="text">
      <style:text-properties style:font-name="Arial" style:font-name-complex="Arial" fo:color="#000000"/>
    </style:style>
    <style:style style:name="T314" style:parent-style-name="normaltextrun" style:family="text">
      <style:text-properties style:font-name="Arial" style:font-name-complex="Arial" fo:color="#000000"/>
    </style:style>
    <style:style style:name="T315" style:parent-style-name="normaltextrun" style:family="text">
      <style:text-properties style:font-name="Arial" style:font-name-complex="Arial" fo:color="#000000"/>
    </style:style>
    <style:style style:name="T316" style:parent-style-name="normaltextrun" style:family="text">
      <style:text-properties style:font-name="Arial" style:font-name-complex="Arial" fo:color="#000000"/>
    </style:style>
    <style:style style:name="T317" style:parent-style-name="normaltextrun" style:family="text">
      <style:text-properties style:font-name="Arial" style:font-name-complex="Arial" fo:color="#000000"/>
    </style:style>
    <style:style style:name="T318" style:parent-style-name="normaltextrun" style:family="text">
      <style:text-properties style:font-name="Arial" style:font-name-complex="Arial" fo:color="#000000"/>
    </style:style>
    <style:style style:name="P319" style:parent-style-name="paragraph" style:family="paragraph">
      <style:paragraph-properties style:vertical-align="baseline" fo:margin-top="0in" fo:margin-bottom="0in"/>
    </style:style>
    <style:style style:name="T320" style:parent-style-name="normaltextrun" style:family="text">
      <style:text-properties style:font-name="Arial" style:font-name-complex="Arial" fo:color="#000000"/>
    </style:style>
    <style:style style:name="P321" style:parent-style-name="paragraph" style:family="paragraph">
      <style:paragraph-properties style:vertical-align="baseline" fo:margin-top="0in" fo:margin-bottom="0in"/>
    </style:style>
    <style:style style:name="T322" style:parent-style-name="normaltextrun" style:family="text">
      <style:text-properties style:font-name="Arial" style:font-name-complex="Arial" fo:color="#000000"/>
    </style:style>
    <style:style style:name="T323" style:parent-style-name="normaltextrun" style:family="text">
      <style:text-properties style:font-name="Arial" style:font-name-complex="Arial" fo:color="#000000"/>
    </style:style>
    <style:style style:name="T324" style:parent-style-name="normaltextrun" style:family="text">
      <style:text-properties style:font-name="Arial" style:font-name-complex="Arial" fo:color="#000000"/>
    </style:style>
    <style:style style:name="T325" style:parent-style-name="normaltextrun" style:family="text">
      <style:text-properties style:font-name="Arial" style:font-name-complex="Arial" fo:color="#000000"/>
    </style:style>
    <style:style style:name="T326" style:parent-style-name="normaltextrun" style:family="text">
      <style:text-properties style:font-name="Arial" style:font-name-complex="Arial" fo:color="#000000"/>
    </style:style>
    <style:style style:name="P327" style:parent-style-name="paragraph" style:family="paragraph">
      <style:paragraph-properties style:vertical-align="baseline" fo:margin-top="0in" fo:margin-bottom="0in"/>
      <style:text-properties style:font-name="Arial" style:font-name-complex="Arial"/>
    </style:style>
    <style:style style:name="P328" style:parent-style-name="paragraph" style:family="paragraph">
      <style:paragraph-properties style:vertical-align="baseline" fo:margin-top="0in" fo:margin-bottom="0in"/>
    </style:style>
    <style:style style:name="T329" style:parent-style-name="normaltextrun" style:family="text">
      <style:text-properties style:font-name="Arial" style:font-name-complex="Arial" fo:color="#000000" fo:language="en" fo:country="US"/>
    </style:style>
    <style:style style:name="T330" style:parent-style-name="normaltextrun" style:family="text">
      <style:text-properties style:font-name="Arial" style:font-name-complex="Arial" fo:color="#000000" fo:language="en" fo:country="US"/>
    </style:style>
    <style:style style:name="T331" style:parent-style-name="normaltextrun" style:family="text">
      <style:text-properties style:font-name="Arial" style:font-name-complex="Arial" fo:color="#000000" fo:language="en" fo:country="US"/>
    </style:style>
    <style:style style:name="T332" style:parent-style-name="normaltextrun" style:family="text">
      <style:text-properties style:font-name="Arial" style:font-name-complex="Arial" fo:color="#000000" fo:language="en" fo:country="US"/>
    </style:style>
    <style:style style:name="T333" style:parent-style-name="normaltextrun" style:family="text">
      <style:text-properties style:font-name="Arial" style:font-name-complex="Arial" fo:color="#000000" fo:language="en" fo:country="US"/>
    </style:style>
    <style:style style:name="T334" style:parent-style-name="normaltextrun" style:family="text">
      <style:text-properties style:font-name="Arial" style:font-name-complex="Arial" fo:color="#000000" fo:language="en" fo:country="US"/>
    </style:style>
    <style:style style:name="T335" style:parent-style-name="normaltextrun" style:family="text">
      <style:text-properties style:font-name="Arial" style:font-name-complex="Arial" fo:color="#000000" fo:language="en" fo:country="US"/>
    </style:style>
    <style:style style:name="T336" style:parent-style-name="normaltextrun" style:family="text">
      <style:text-properties style:font-name="Arial" style:font-name-complex="Arial" fo:color="#000000" fo:language="en" fo:country="US"/>
    </style:style>
    <style:style style:name="T337" style:parent-style-name="normaltextrun" style:family="text">
      <style:text-properties style:font-name="Arial" style:font-name-complex="Arial" fo:color="#000000" fo:language="en" fo:country="US"/>
    </style:style>
    <style:style style:name="T338" style:parent-style-name="normaltextrun" style:family="text">
      <style:text-properties style:font-name="Arial" style:font-name-complex="Arial" fo:color="#000000" fo:language="en" fo:country="US"/>
    </style:style>
    <style:style style:name="T339" style:parent-style-name="normaltextrun" style:family="text">
      <style:text-properties style:font-name="Arial" style:font-name-complex="Arial" fo:color="#000000" fo:language="en" fo:country="US"/>
    </style:style>
    <style:style style:name="T340" style:parent-style-name="normaltextrun" style:family="text">
      <style:text-properties style:font-name="Arial" style:font-name-complex="Arial" fo:color="#000000" fo:language="en" fo:country="US"/>
    </style:style>
    <style:style style:name="T341" style:parent-style-name="normaltextrun" style:family="text">
      <style:text-properties style:font-name="Arial" style:font-name-complex="Arial" fo:color="#000000" fo:language="en" fo:country="US"/>
    </style:style>
    <style:style style:name="P342" style:parent-style-name="paragraph" style:family="paragraph">
      <style:paragraph-properties style:vertical-align="baseline" fo:margin-top="0in" fo:margin-bottom="0in"/>
    </style:style>
    <style:style style:name="P343" style:parent-style-name="paragraph" style:family="paragraph">
      <style:paragraph-properties style:vertical-align="baseline" fo:margin-top="0in" fo:margin-bottom="0in"/>
    </style:style>
    <style:style style:name="T344" style:parent-style-name="normaltextrun" style:family="text">
      <style:text-properties style:font-name="Arial" style:font-name-complex="Arial" fo:color="#000000" fo:language="en" fo:country="US"/>
    </style:style>
    <style:style style:name="T345" style:parent-style-name="normaltextrun" style:family="text">
      <style:text-properties style:font-name="Arial" style:font-name-complex="Arial" fo:color="#000000" fo:language="en" fo:country="US"/>
    </style:style>
    <style:style style:name="T346" style:parent-style-name="normaltextrun" style:family="text">
      <style:text-properties style:font-name="Arial" style:font-name-complex="Arial" fo:color="#000000" fo:language="en" fo:country="US"/>
    </style:style>
    <style:style style:name="P347" style:parent-style-name="paragraph" style:family="paragraph">
      <style:paragraph-properties style:vertical-align="baseline" fo:margin-top="0in" fo:margin-bottom="0in" fo:margin-left="0.1972in" fo:text-indent="-0.1972in">
        <style:tab-stops/>
      </style:paragraph-properties>
    </style:style>
    <style:style style:name="T348" style:parent-style-name="normaltextrun" style:family="text">
      <style:text-properties style:font-name="Arial" style:font-name-complex="Arial" fo:color="#000000" fo:language="en" fo:country="US"/>
    </style:style>
    <style:style style:name="P349" style:parent-style-name="paragraph" style:family="paragraph">
      <style:paragraph-properties style:vertical-align="baseline" fo:margin-top="0in" fo:margin-bottom="0in" fo:margin-left="0.1972in" fo:text-indent="-0.1972in">
        <style:tab-stops/>
      </style:paragraph-properties>
    </style:style>
    <style:style style:name="T350" style:parent-style-name="normaltextrun" style:family="text">
      <style:text-properties style:font-name="Arial" style:font-name-complex="Arial" fo:color="#000000" fo:language="en" fo:country="US"/>
    </style:style>
    <style:style style:name="P351" style:parent-style-name="paragraph" style:family="paragraph">
      <style:paragraph-properties fo:margin-top="0in" fo:margin-bottom="0in" fo:margin-left="0.1972in" fo:text-indent="-0.1972in">
        <style:tab-stops/>
      </style:paragraph-properties>
    </style:style>
    <style:style style:name="T352" style:parent-style-name="normaltextrun" style:family="text">
      <style:text-properties style:font-name="Arial" style:font-name-complex="Arial" fo:color="#000000" fo:language="en" fo:country="US"/>
    </style:style>
    <style:style style:name="P353" style:parent-style-name="paragraph" style:family="paragraph">
      <style:paragraph-properties style:vertical-align="baseline" fo:margin-top="0in" fo:margin-bottom="0in"/>
    </style:style>
    <style:style style:name="P354" style:parent-style-name="paragraph" style:family="paragraph">
      <style:paragraph-properties style:vertical-align="baseline" fo:margin-top="0in" fo:margin-bottom="0in"/>
    </style:style>
    <style:style style:name="T355" style:parent-style-name="eop" style:family="text">
      <style:text-properties style:font-name="Arial" style:font-name-complex="Arial" fo:language="en" fo:country="US"/>
    </style:style>
    <style:style style:name="P356" style:parent-style-name="paragraph" style:family="paragraph">
      <style:paragraph-properties style:vertical-align="baseline" fo:margin-top="0in" fo:margin-bottom="0in"/>
    </style:style>
    <style:style style:name="T357" style:parent-style-name="eop" style:family="text">
      <style:text-properties style:font-name="Arial" style:font-name-complex="Arial"/>
    </style:style>
    <style:style style:name="T358" style:parent-style-name="Heading1Char" style:family="text">
      <style:text-properties style:font-name="Arial" style:font-name-complex="Arial" fo:font-size="12pt" style:font-size-asian="12pt" style:font-size-complex="12pt"/>
    </style:style>
    <style:style style:name="T359" style:parent-style-name="Heading1Char" style:family="text">
      <style:text-properties style:font-name="Arial" style:font-name-complex="Arial" fo:font-size="12pt" style:font-size-asian="12pt" style:font-size-complex="12pt"/>
    </style:style>
    <style:style style:name="P360" style:parent-style-name="paragraph" style:family="paragraph">
      <style:paragraph-properties fo:margin-top="0in" fo:margin-bottom="0in"/>
    </style:style>
    <style:style style:name="T361" style:parent-style-name="normaltextrun" style:family="text">
      <style:text-properties style:font-name="Arial" style:font-name-complex="Arial" fo:color="#000000"/>
    </style:style>
    <style:style style:name="P362" style:parent-style-name="paragraph" style:family="paragraph">
      <style:paragraph-properties style:vertical-align="baseline" fo:margin-top="0in" fo:margin-bottom="0in"/>
    </style:style>
    <style:style style:name="T363" style:parent-style-name="normaltextrun" style:family="text">
      <style:text-properties style:font-name="Arial" style:font-name-complex="Arial" fo:color="#000000"/>
    </style:style>
    <style:style style:name="T364" style:parent-style-name="eop" style:family="text">
      <style:text-properties style:font-name="Arial" style:font-name-complex="Arial"/>
    </style:style>
    <style:style style:name="P365" style:parent-style-name="paragraph" style:family="paragraph">
      <style:paragraph-properties style:vertical-align="baseline" fo:margin-top="0in" fo:margin-bottom="0in"/>
    </style:style>
    <style:style style:name="T366" style:parent-style-name="normaltextrun" style:family="text">
      <style:text-properties style:font-name="Arial" style:font-name-complex="Arial" fo:color="#000000"/>
    </style:style>
    <style:style style:name="T367" style:parent-style-name="normaltextrun" style:family="text">
      <style:text-properties style:font-name="Arial" style:font-name-complex="Arial" fo:color="#000000"/>
    </style:style>
    <style:style style:name="T368" style:parent-style-name="normaltextrun" style:family="text">
      <style:text-properties style:font-name="Arial" style:font-name-complex="Arial" fo:color="#000000"/>
    </style:style>
    <style:style style:name="T369" style:parent-style-name="normaltextrun" style:family="text">
      <style:text-properties style:font-name="Arial" style:font-name-complex="Arial" fo:color="#000000"/>
    </style:style>
    <style:style style:name="T370" style:parent-style-name="eop" style:family="text">
      <style:text-properties style:font-name="Arial" style:font-name-complex="Arial"/>
    </style:style>
    <style:style style:name="P371" style:parent-style-name="paragraph" style:family="paragraph">
      <style:paragraph-properties style:vertical-align="baseline" fo:margin-top="0in" fo:margin-bottom="0in"/>
    </style:style>
    <style:style style:name="T372" style:parent-style-name="normaltextrun" style:family="text">
      <style:text-properties style:font-name="Arial" style:font-name-complex="Arial" fo:color="#000000"/>
    </style:style>
    <style:style style:name="T373" style:parent-style-name="eop" style:family="text">
      <style:text-properties style:font-name="Arial" style:font-name-complex="Arial"/>
    </style:style>
    <style:style style:name="P374" style:parent-style-name="paragraph" style:family="paragraph">
      <style:paragraph-properties style:vertical-align="baseline" fo:margin-top="0in" fo:margin-bottom="0in"/>
    </style:style>
    <style:style style:name="T375" style:parent-style-name="normaltextrun" style:family="text">
      <style:text-properties style:font-name="Arial" style:font-name-complex="Arial" fo:color="#000000"/>
    </style:style>
    <style:style style:name="T376" style:parent-style-name="eop" style:family="text">
      <style:text-properties style:font-name="Arial" style:font-name-complex="Arial"/>
    </style:style>
    <style:style style:name="P377" style:parent-style-name="paragraph" style:family="paragraph">
      <style:paragraph-properties style:vertical-align="baseline" fo:margin-top="0in" fo:margin-bottom="0in"/>
    </style:style>
    <style:style style:name="T378" style:parent-style-name="normaltextrun" style:family="text">
      <style:text-properties style:font-name="Arial" style:font-name-complex="Arial" fo:color="#000000"/>
    </style:style>
    <style:style style:name="T379" style:parent-style-name="eop" style:family="text">
      <style:text-properties style:font-name="Arial" style:font-name-complex="Arial"/>
    </style:style>
    <style:style style:name="P380" style:parent-style-name="paragraph" style:family="paragraph">
      <style:paragraph-properties style:vertical-align="baseline" fo:margin-top="0in" fo:margin-bottom="0in"/>
    </style:style>
    <style:style style:name="T381" style:parent-style-name="normaltextrun" style:family="text">
      <style:text-properties style:font-name="Arial" style:font-name-complex="Arial" fo:color="#000000"/>
    </style:style>
    <style:style style:name="P382" style:parent-style-name="paragraph" style:family="paragraph">
      <style:paragraph-properties style:vertical-align="baseline" fo:margin-top="0in" fo:margin-bottom="0in"/>
    </style:style>
    <style:style style:name="P383" style:parent-style-name="paragraph" style:family="paragraph">
      <style:paragraph-properties style:vertical-align="baseline" fo:margin-top="0in" fo:margin-bottom="0in"/>
    </style:style>
    <style:style style:name="T384" style:parent-style-name="normaltextrun" style:family="text">
      <style:text-properties style:font-name="Arial" style:font-name-complex="Arial" fo:color="#000000" fo:language="en" fo:country="US"/>
    </style:style>
    <style:style style:name="T385" style:parent-style-name="eop" style:family="text">
      <style:text-properties style:font-name="Arial" style:font-name-complex="Arial" fo:language="en" fo:country="US"/>
    </style:style>
    <style:style style:name="P386" style:parent-style-name="paragraph" style:family="paragraph">
      <style:paragraph-properties style:vertical-align="baseline" fo:margin-top="0in" fo:margin-bottom="0in"/>
    </style:style>
    <style:style style:name="T387" style:parent-style-name="eop" style:family="text">
      <style:text-properties style:font-name="Arial" style:font-name-complex="Arial" fo:language="en" fo:country="US"/>
    </style:style>
    <style:style style:name="P388" style:parent-style-name="paragraph" style:family="paragraph">
      <style:paragraph-properties style:vertical-align="baseline" fo:margin-top="0in" fo:margin-bottom="0in"/>
    </style:style>
    <style:style style:name="T389" style:parent-style-name="normaltextrun" style:family="text">
      <style:text-properties style:font-name="Arial" style:font-name-complex="Arial" fo:color="#000000" fo:language="en" fo:country="US"/>
    </style:style>
    <style:style style:name="T390" style:parent-style-name="eop" style:family="text">
      <style:text-properties style:font-name="Arial" style:font-name-complex="Arial" fo:language="en" fo:country="US"/>
    </style:style>
    <style:style style:name="P391" style:parent-style-name="paragraph" style:family="paragraph">
      <style:paragraph-properties style:vertical-align="baseline" fo:margin-top="0in" fo:margin-bottom="0in"/>
    </style:style>
    <style:style style:name="T392" style:parent-style-name="normaltextrun" style:family="text">
      <style:text-properties style:font-name="Arial" style:font-name-complex="Arial" fo:color="#000000" fo:language="en" fo:country="US"/>
    </style:style>
    <style:style style:name="T393" style:parent-style-name="eop" style:family="text">
      <style:text-properties style:font-name="Arial" style:font-name-complex="Arial" fo:language="en" fo:country="US"/>
    </style:style>
    <style:style style:name="P394" style:parent-style-name="paragraph" style:family="paragraph">
      <style:paragraph-properties style:vertical-align="baseline" fo:margin-top="0in" fo:margin-bottom="0in"/>
    </style:style>
    <style:style style:name="T395" style:parent-style-name="eop" style:family="text">
      <style:text-properties style:font-name="Arial" style:font-name-complex="Arial" fo:language="en" fo:country="US"/>
    </style:style>
    <style:style style:name="P396" style:parent-style-name="paragraph" style:family="paragraph">
      <style:paragraph-properties style:vertical-align="baseline" fo:margin-top="0in" fo:margin-bottom="0in"/>
    </style:style>
    <style:style style:name="T397" style:parent-style-name="normaltextrun" style:family="text">
      <style:text-properties style:font-name="Arial" style:font-name-complex="Arial" fo:color="#000000" fo:language="en" fo:country="US"/>
    </style:style>
    <style:style style:name="T398" style:parent-style-name="normaltextrun" style:family="text">
      <style:text-properties style:font-name="Arial" style:font-name-complex="Arial" fo:color="#000000" fo:language="en" fo:country="US"/>
    </style:style>
    <style:style style:name="T399" style:parent-style-name="eop" style:family="text">
      <style:text-properties style:font-name="Arial" style:font-name-complex="Arial" fo:language="en" fo:country="US"/>
    </style:style>
    <style:style style:name="P400" style:parent-style-name="paragraph" style:family="paragraph">
      <style:paragraph-properties style:vertical-align="baseline" fo:margin-top="0in" fo:margin-bottom="0in"/>
    </style:style>
    <style:style style:name="T401" style:parent-style-name="eop" style:family="text">
      <style:text-properties style:font-name="Arial" style:font-name-complex="Arial" fo:language="en" fo:country="US"/>
    </style:style>
    <style:style style:name="P402" style:parent-style-name="paragraph" style:family="paragraph">
      <style:paragraph-properties style:vertical-align="baseline" fo:margin-top="0in" fo:margin-bottom="0in"/>
    </style:style>
    <style:style style:name="T403" style:parent-style-name="eop" style:family="text">
      <style:text-properties style:font-name="Arial" style:font-name-complex="Arial"/>
    </style:style>
    <style:style style:name="T404" style:parent-style-name="DefaultParagraphFont" style:family="text">
      <style:text-properties style:font-name="Arial" style:font-name-asian="Times New Roman" style:font-name-complex="Arial" fo:color="#000000" fo:language="en" fo:country="US"/>
    </style:style>
    <style:style style:name="T405" style:parent-style-name="DefaultParagraphFont" style:family="text">
      <style:text-properties style:font-name="Arial" style:font-name-asian="Times New Roman" style:font-name-complex="Arial" fo:color="#000000" fo:language="en" fo:country="US"/>
    </style:style>
    <style:style style:name="T406" style:parent-style-name="DefaultParagraphFont" style:family="text">
      <style:text-properties style:font-name="Arial" style:font-name-asian="Times New Roman" style:font-name-complex="Arial" fo:color="#000000" fo:language="en" fo:country="US"/>
    </style:style>
    <style:style style:name="P407" style:parent-style-name="paragraph" style:family="paragraph">
      <style:paragraph-properties style:vertical-align="baseline" fo:margin-top="0in" fo:margin-bottom="0in"/>
      <style:text-properties style:font-name="Arial" style:font-name-complex="Arial"/>
    </style:style>
    <style:style style:name="T40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0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1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11" style:parent-style-name="Normal" style:family="paragraph">
      <style:paragraph-properties fo:margin-bottom="0in" fo:line-height="100%"/>
    </style:style>
    <style:style style:name="T412" style:parent-style-name="normaltextrun" style:family="text">
      <style:text-properties style:font-name="Arial" style:font-name-complex="Arial" fo:color="#000000" fo:font-size="12pt" style:font-size-asian="12pt" style:font-size-complex="12pt"/>
    </style:style>
    <style:style style:name="P41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14" style:parent-style-name="Normal" style:family="paragraph">
      <style:paragraph-properties fo:margin-bottom="0in" fo:line-height="100%"/>
    </style:style>
    <style:style style:name="T415" style:parent-style-name="DefaultParagraphFont" style:family="text">
      <style:text-properties style:font-name="Arial" style:font-name-asian="Times New Roman" style:font-name-complex="Arial" fo:color="#000000" style:letter-kerning="true" fo:font-size="12pt" style:font-size-asian="12pt" style:font-size-complex="12pt"/>
    </style:style>
    <style:style style:name="P41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17" style:parent-style-name="Normal" style:family="paragraph">
      <style:paragraph-properties fo:margin-bottom="0in" fo:line-height="100%"/>
    </style:style>
    <style:style style:name="T41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19"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20" style:parent-style-name="Normal" style:family="paragraph">
      <style:paragraph-properties fo:margin-bottom="0in" fo:line-height="100%"/>
    </style:style>
    <style:style style:name="T42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2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2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2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2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2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27" style:parent-style-name="Normal" style:family="paragraph">
      <style:paragraph-properties fo:margin-bottom="0in" fo:line-height="100%"/>
    </style:style>
    <style:style style:name="T42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2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3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3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3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3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34" style:parent-style-name="Normal" style:family="paragraph">
      <style:paragraph-properties fo:margin-bottom="0in" fo:line-height="100%"/>
    </style:style>
    <style:style style:name="T43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36" style:parent-style-name="Normal" style:family="paragraph">
      <style:paragraph-properties fo:margin-bottom="0in" fo:line-height="100%" fo:margin-left="0.1972in" fo:text-indent="-0.1972in">
        <style:tab-stops/>
      </style:paragraph-properties>
    </style:style>
    <style:style style:name="T43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3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39" style:parent-style-name="Normal" style:family="paragraph">
      <style:paragraph-properties fo:margin-bottom="0in" fo:line-height="100%" fo:margin-left="0.1972in" fo:text-indent="-0.1972in">
        <style:tab-stops/>
      </style:paragraph-properties>
    </style:style>
    <style:style style:name="T44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4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42" style:parent-style-name="Normal" style:family="paragraph">
      <style:paragraph-properties fo:margin-bottom="0in" fo:line-height="100%" fo:margin-left="0.1972in" fo:text-indent="-0.1972in">
        <style:tab-stops/>
      </style:paragraph-properties>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43" style:parent-style-name="Normal" style:family="paragraph">
      <style:paragraph-properties fo:margin-bottom="0in" fo:line-height="100%" fo:margin-left="0.1972in" fo:text-indent="-0.1972in">
        <style:tab-stops/>
      </style:paragraph-properties>
      <style:text-properties style:font-name="Arial" style:font-name-asian="Times New Roman" style:font-name-complex="Arial" fo:font-size="12pt" style:font-size-asian="12pt" style:font-size-complex="12pt" style:language-asian="en" style:country-asian="GB"/>
    </style:style>
    <style:style style:name="P444"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4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46" style:parent-style-name="Normal" style:family="paragraph">
      <style:paragraph-properties fo:margin-bottom="0in" fo:line-height="100%"/>
    </style:style>
    <style:style style:name="T44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48"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449"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45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51" style:parent-style-name="Heading1" style:family="paragraph">
      <style:text-properties style:font-name-asian="Times New Roman" fo:language="en" fo:country="US"/>
    </style:style>
    <style:style style:name="P452" style:parent-style-name="paragraph" style:family="paragraph">
      <style:paragraph-properties fo:margin-top="0in" fo:margin-bottom="0in"/>
    </style:style>
    <style:style style:name="T453" style:parent-style-name="DefaultParagraphFont" style:family="text">
      <style:text-properties style:font-name="Arial" style:font-name-complex="Arial" fo:language="en" fo:country="US"/>
    </style:style>
    <style:style style:name="T454" style:parent-style-name="DefaultParagraphFont" style:family="text">
      <style:text-properties style:font-name="Arial" style:font-name-complex="Arial" fo:language="en" fo:country="US"/>
    </style:style>
    <style:style style:name="T455" style:parent-style-name="DefaultParagraphFont" style:family="text">
      <style:text-properties style:font-name="Arial" style:font-name-complex="Arial" fo:language="en" fo:country="US"/>
    </style:style>
    <style:style style:name="P456" style:parent-style-name="paragraph" style:family="paragraph">
      <style:paragraph-properties fo:margin-top="0in" fo:margin-bottom="0in"/>
      <style:text-properties style:font-name="Arial" style:font-name-complex="Arial" fo:language="en" fo:country="US"/>
    </style:style>
    <style:style style:name="P457" style:parent-style-name="Normal" style:family="paragraph">
      <style:paragraph-properties fo:margin-bottom="0in" fo:line-height="100%"/>
    </style:style>
    <style:style style:name="T45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5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6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6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6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6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64"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6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66"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67"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68" style:parent-style-name="Normal" style:family="paragraph">
      <style:paragraph-properties fo:margin-bottom="0in" fo:line-height="100%"/>
    </style:style>
    <style:style style:name="T46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7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71" style:parent-style-name="ListParagraph" style:family="paragraph">
      <style:text-properties style:font-name="Arial" style:font-name-asian="Times New Roman" style:font-name-complex="Arial" fo:color="#000000" style:letter-kerning="true" fo:language="en" fo:country="US"/>
    </style:style>
    <style:style style:name="P472" style:parent-style-name="ListParagraph" style:family="paragraph">
      <style:text-properties style:font-name="Arial" style:font-name-asian="Times New Roman" style:font-name-complex="Arial" fo:color="#000000" style:letter-kerning="true" fo:language="en" fo:country="US"/>
    </style:style>
    <style:style style:name="P473" style:parent-style-name="ListParagraph" style:family="paragraph">
      <style:text-properties style:font-name="Arial" style:font-name-asian="Times New Roman" style:font-name-complex="Arial" fo:color="#000000" style:letter-kerning="true" fo:language="en" fo:country="US"/>
    </style:style>
    <style:style style:name="P474" style:parent-style-name="ListParagraph" style:family="paragraph">
      <style:text-properties style:font-name="Arial" style:font-name-asian="Times New Roman" style:font-name-complex="Arial" fo:color="#000000" style:letter-kerning="true" fo:language="en" fo:country="US"/>
    </style:style>
    <style:style style:name="P475" style:parent-style-name="Normal" style:family="paragraph">
      <style:text-properties style:font-name="Arial" style:font-name-asian="Times New Roman" style:font-name-complex="Arial" fo:color="#000000" style:letter-kerning="true" fo:font-size="12pt" style:font-size-asian="12pt" style:font-size-complex="12pt" fo:language="en" fo:country="US"/>
    </style:style>
    <style:style style:name="P476" style:parent-style-name="Normal" style:family="paragraph">
      <style:paragraph-properties fo:margin-bottom="0in" fo:line-height="100%"/>
    </style:style>
    <style:style style:name="T47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7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79"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8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81" style:parent-style-name="Normal" style:family="paragraph">
      <style:paragraph-properties fo:margin-bottom="0in" fo:line-height="100%"/>
    </style:style>
    <style:style style:name="T48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6"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8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9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91" style:parent-style-name="Normal" style:family="paragraph">
      <style:paragraph-properties fo:margin-bottom="0in" fo:line-height="100%"/>
    </style:style>
    <style:style style:name="T49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9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9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49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9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497" style:parent-style-name="Normal" style:family="paragraph">
      <style:paragraph-properties fo:margin-bottom="0in" fo:line-height="100%"/>
    </style:style>
    <style:style style:name="T49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49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0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0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0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0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04"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50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06" style:parent-style-name="Normal" style:family="paragraph">
      <style:text-properties style:font-name="Arial" style:font-name-asian="Times New Roman" style:font-name-complex="Arial" fo:color="#000000" fo:font-size="12pt" style:font-size-asian="12pt" style:font-size-complex="12pt" fo:language="en" fo:country="US" style:language-asian="en" style:country-asian="GB"/>
    </style:style>
    <style:style style:name="P507"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0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09" style:parent-style-name="Normal" style:family="paragraph">
      <style:paragraph-properties fo:margin-bottom="0in" fo:line-height="100%"/>
    </style:style>
    <style:style style:name="T51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1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12" style:parent-style-name="Normal" style:family="paragraph">
      <style:paragraph-properties fo:margin-bottom="0in" fo:line-height="100%"/>
    </style:style>
    <style:style style:name="T51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14"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15" style:parent-style-name="Normal" style:family="paragraph">
      <style:paragraph-properties fo:margin-bottom="0in" fo:line-height="100%"/>
    </style:style>
    <style:style style:name="T516"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T517"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T518"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T519"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T520"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P52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2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23" style:parent-style-name="Heading1" style:family="paragraph">
      <style:text-properties style:font-name="Arial" style:font-name-asian="Times New Roman" style:font-name-complex="Arial" fo:font-size="12pt" style:font-size-asian="12pt" style:font-size-complex="12pt" fo:language="en" fo:country="US" style:language-asian="en" style:country-asian="GB"/>
    </style:style>
    <style:style style:name="P524" style:parent-style-name="Normal" style:family="paragraph">
      <style:paragraph-properties fo:margin-bottom="0in" fo:line-height="100%"/>
    </style:style>
    <style:style style:name="T52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26"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27"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28" style:parent-style-name="Normal" style:family="paragraph">
      <style:paragraph-properties fo:margin-bottom="0in" fo:line-height="100%"/>
    </style:style>
    <style:style style:name="T52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3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31" style:parent-style-name="Normal" style:family="paragraph">
      <style:paragraph-properties fo:margin-bottom="0in" fo:line-height="100%"/>
    </style:style>
    <style:style style:name="T53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3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3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35" style:parent-style-name="Normal" style:family="paragraph">
      <style:paragraph-properties fo:margin-bottom="0in" fo:line-height="100%"/>
    </style:style>
    <style:style style:name="T536"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37" style:parent-style-name="Normal" style:family="paragraph">
      <style:paragraph-properties fo:margin-bottom="0in" fo:line-height="100%"/>
    </style:style>
    <style:style style:name="T53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39" style:parent-style-name="Normal" style:family="paragraph">
      <style:paragraph-properties fo:margin-bottom="0in" fo:line-height="100%"/>
    </style:style>
    <style:style style:name="T54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41" style:parent-style-name="Normal" style:family="paragraph">
      <style:paragraph-properties fo:margin-bottom="0in" fo:line-height="100%"/>
    </style:style>
    <style:style style:name="T542"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43"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44"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4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46" style:parent-style-name="Normal" style:family="paragraph">
      <style:paragraph-properties fo:margin-bottom="0in" fo:line-height="100%"/>
    </style:style>
    <style:style style:name="T547"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48"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T549"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50" style:parent-style-name="Normal" style:family="paragraph">
      <style:paragraph-properties fo:margin-bottom="0in" fo:line-height="100%"/>
    </style:style>
    <style:style style:name="T551"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52" style:parent-style-name="Normal" style:family="paragraph">
      <style:paragraph-properties fo:margin-bottom="0in" fo:line-height="100%"/>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5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54" style:parent-style-name="Heading1" style:family="paragraph">
      <style:text-properties style:font-name="Arial" style:font-name-asian="Times New Roman" style:font-name-complex="Arial" fo:font-size="12pt" style:font-size-asian="12pt" style:font-size-complex="12pt" style:language-asian="en" style:country-asian="GB"/>
    </style:style>
    <style:style style:name="P555"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5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57" style:parent-style-name="Normal" style:family="paragraph">
      <style:paragraph-properties fo:margin-bottom="0in" fo:line-height="100%"/>
    </style:style>
    <style:style style:name="T558"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P559"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style:language-asian="en" style:country-asian="GB"/>
    </style:style>
    <style:style style:name="P560" style:parent-style-name="Normal" style:family="paragraph">
      <style:paragraph-properties fo:margin-bottom="0in" fo:line-height="100%"/>
    </style:style>
    <style:style style:name="T561" style:parent-style-name="DefaultParagraphFont" style:family="text">
      <style:text-properties style:font-name="Arial" style:font-name-asian="Times New Roman" style:font-name-complex="Arial" fo:color="#000000" style:letter-kerning="true" fo:font-size="12pt" style:font-size-asian="12pt" style:font-size-complex="12pt" style:language-asian="en" style:country-asian="GB"/>
    </style:style>
    <style:style style:name="P562"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style:language-asian="en" style:country-asian="GB"/>
    </style:style>
    <style:style style:name="P563" style:parent-style-name="ListParagraph" style:family="paragraph">
      <style:paragraph-properties fo:margin-left="0.1972in" fo:text-indent="-0.1972in">
        <style:tab-stops/>
      </style:paragraph-properties>
    </style:style>
    <style:style style:name="T564" style:parent-style-name="DefaultParagraphFont" style:family="text">
      <style:text-properties style:font-name="Arial" style:font-name-asian="Times New Roman" style:font-name-complex="Arial" fo:color="#000000" style:letter-kerning="true"/>
    </style:style>
    <style:style style:name="P565" style:parent-style-name="ListParagraph" style:family="paragraph">
      <style:paragraph-properties fo:margin-left="0.1972in" fo:text-indent="-0.1972in">
        <style:tab-stops/>
      </style:paragraph-properties>
    </style:style>
    <style:style style:name="T566" style:parent-style-name="DefaultParagraphFont" style:family="text">
      <style:text-properties style:font-name="Arial" style:font-name-asian="Times New Roman" style:font-name-complex="Arial" fo:color="#000000" style:letter-kerning="true"/>
    </style:style>
    <style:style style:name="P567" style:parent-style-name="ListParagraph" style:family="paragraph">
      <style:paragraph-properties fo:margin-left="0.1972in" fo:text-indent="-0.1972in">
        <style:tab-stops/>
      </style:paragraph-properties>
    </style:style>
    <style:style style:name="T568" style:parent-style-name="DefaultParagraphFont" style:family="text">
      <style:text-properties style:font-name="Arial" style:font-name-asian="Times New Roman" style:font-name-complex="Arial" fo:color="#000000" style:letter-kerning="true"/>
    </style:style>
    <style:style style:name="P569" style:parent-style-name="ListParagraph" style:family="paragraph">
      <style:paragraph-properties fo:margin-left="0.1972in" fo:text-indent="-0.1972in">
        <style:tab-stops/>
      </style:paragraph-properties>
    </style:style>
    <style:style style:name="T570" style:parent-style-name="DefaultParagraphFont" style:family="text">
      <style:text-properties style:font-name="Arial" style:font-name-asian="Times New Roman" style:font-name-complex="Arial" fo:color="#000000"/>
    </style:style>
    <style:style style:name="P571" style:parent-style-name="ListParagraph" style:family="paragraph">
      <style:paragraph-properties fo:margin-left="0.1972in" fo:text-indent="-0.1972in">
        <style:tab-stops/>
      </style:paragraph-properties>
    </style:style>
    <style:style style:name="T572" style:parent-style-name="DefaultParagraphFont" style:family="text">
      <style:text-properties style:font-name="Arial" style:font-name-asian="Times New Roman" style:font-name-complex="Arial" fo:color="#000000"/>
    </style:style>
    <style:style style:name="P573" style:parent-style-name="ListParagraph" style:family="paragraph">
      <style:paragraph-properties fo:margin-left="0.1972in" fo:text-indent="-0.1972in">
        <style:tab-stops/>
      </style:paragraph-properties>
    </style:style>
    <style:style style:name="T574" style:parent-style-name="DefaultParagraphFont" style:family="text">
      <style:text-properties style:font-name="Arial" style:font-name-asian="Times New Roman" style:font-name-complex="Arial" fo:color="#000000"/>
    </style:style>
    <style:style style:name="P575" style:parent-style-name="ListParagraph" style:family="paragraph">
      <style:paragraph-properties fo:margin-left="0.1972in" fo:text-indent="-0.1972in">
        <style:tab-stops/>
      </style:paragraph-properties>
    </style:style>
    <style:style style:name="T576" style:parent-style-name="DefaultParagraphFont" style:family="text">
      <style:text-properties style:font-name="Arial" style:font-name-asian="Times New Roman" style:font-name-complex="Arial" fo:color="#000000"/>
    </style:style>
    <style:style style:name="P577" style:parent-style-name="ListParagraph" style:family="paragraph">
      <style:paragraph-properties fo:margin-left="0.1972in" fo:text-indent="-0.1972in">
        <style:tab-stops/>
      </style:paragraph-properties>
    </style:style>
    <style:style style:name="T578" style:parent-style-name="DefaultParagraphFont" style:family="text">
      <style:text-properties style:font-name="Arial" style:font-name-asian="Times New Roman" style:font-name-complex="Arial" fo:color="#000000"/>
    </style:style>
    <style:style style:name="P579" style:parent-style-name="ListParagraph" style:family="paragraph">
      <style:paragraph-properties fo:margin-left="0.1972in" fo:text-indent="-0.1972in">
        <style:tab-stops/>
      </style:paragraph-properties>
    </style:style>
    <style:style style:name="T580" style:parent-style-name="DefaultParagraphFont" style:family="text">
      <style:text-properties style:font-name="Arial" style:font-name-asian="Times New Roman" style:font-name-complex="Arial" fo:color="#000000"/>
    </style:style>
    <style:style style:name="T581" style:parent-style-name="DefaultParagraphFont" style:family="text">
      <style:text-properties style:font-name="Arial" style:font-name-asian="Times New Roman" style:font-name-complex="Arial" fo:color="#000000" style:text-position="super 66.6%"/>
    </style:style>
    <style:style style:name="T582" style:parent-style-name="DefaultParagraphFont" style:family="text">
      <style:text-properties style:font-name="Arial" style:font-name-asian="Times New Roman" style:font-name-complex="Arial" fo:color="#000000"/>
    </style:style>
    <style:style style:name="P58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84" style:parent-style-name="Normal" style:family="paragraph">
      <style:paragraph-properties fo:margin-bottom="0in" fo:line-height="100%"/>
    </style:style>
    <style:style style:name="T585"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86"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87"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8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89" style:parent-style-name="Normal" style:family="paragraph">
      <style:paragraph-properties fo:margin-bottom="0in" fo:line-height="100%"/>
    </style:style>
    <style:style style:name="T590" style:parent-style-name="DefaultParagraphFont" style:family="text">
      <style:text-properties style:font-name="Arial" style:font-name-asian="Times New Roman" style:font-name-complex="Arial" fo:color="#000000" style:letter-kerning="true" fo:font-size="12pt" style:font-size-asian="12pt" style:font-size-complex="12pt" fo:language="en" fo:country="US" style:language-asian="en" style:country-asian="GB"/>
    </style:style>
    <style:style style:name="P591"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2"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59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595"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6"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7"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8"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fo:language="en" fo:country="US" style:language-asian="en" style:country-asian="GB"/>
    </style:style>
    <style:style style:name="P599" style:parent-style-name="Normal" style:family="paragraph">
      <style:paragraph-properties fo:margin-bottom="0in" fo:line-height="100%"/>
    </style:style>
    <style:style style:name="T60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office:automatic-styles>
  <office:body>
    <office:text text:use-soft-page-breaks="true">
      <text:h text:style-name="P1" text:outline-level="1">Cover slide - Sue</text:h>
      <text:p text:style-name="P2">We are going to start this webinar shortly but before we do, I would like to run through<text:s/>some<text:s/>housekeeping. My name is Sue<text:s/>Robertson,<text:s/>and I will be facilitating the webinar session.</text:p>
      <text:p text:style-name="P3"/>
      <text:p text:style-name="P4"><text:span text:style-name="T5">Apart from the presenters, everyone is muted. This is to minimize background noise and enable everyone attending the webinar to hear clearly. Simply because you are muted, does not mean that you cannot ask questions. Please do so by using the chat facility on the right-hand side of your screen.<text:s/></text:span><text:span text:style-name="T6">Type your question in the chat box and use the drop-down menu to choose the option Host.<text:s/></text:span></text:p>
      <text:p text:style-name="P7"/>
      <text:p text:style-name="P8">We are hoping for a smooth running of the webinar but if you experience any problems of need help then please let me know via the chat facility – option Host. If you struggle to hear then I would advise you to keep your screen so that you can see the presentation but dial in using the phone number and access code provided.</text:p>
      <text:p text:style-name="P9"/>
      <text:p text:style-name="P10"><text:span text:style-name="T11">If you are viewing today’s webinar on a mobile phone or a tablet, you may find that not all features are available to you.</text:span></text:p>
      <text:p text:style-name="P12"/>
      <text:p text:style-name="P13"><text:span text:style-name="T14">You will also<text:s/></text:span><text:span text:style-name="T15">see</text:span><text:span text:style-name="T16"><text:s/>on the right-hand side of your screen a line containing a hand, green tick, a red<text:s/></text:span><text:span text:style-name="T17">cross,</text:span><text:span text:style-name="T18"><text:s/>and some emo</text:span><text:span text:style-name="T19">ticons. You will be asked to use these during the webinar by clicking on one of them</text:span><text:span text:style-name="T20">. To add a symbol, click on it, to remove the<text:s/></text:span><text:span text:style-name="T21">symbol</text:span><text:span text:style-name="T22">,<text:s/></text:span><text:span text:style-name="T23">click</text:span><text:span text:style-name="T24"><text:s/>on it again.</text:span></text:p>
      <text:p text:style-name="P25"/>
      <text:p text:style-name="P26">Lastly, this webinar will be recorded and made available after the session.<text:s/>The webinar will now start.</text:p>
      <text:p text:style-name="P27"/>
      <text:h text:style-name="P28" text:outline-level="1">2.<text:s/>Clare</text:h>
      <text:p text:style-name="P29"><text:span text:style-name="T30">Good afternoo</text:span><text:span text:style-name="T31">n<text:s/></text:span><text:span text:style-name="T32">everyone</text:span><text:span text:style-name="T33">.</text:span></text:p>
      <text:p text:style-name="P34"><text:span text:style-name="T35">I would like to welcome you all to the webinar to introduce the new Quality and Improvement Outcomes Framework for NHS funded library and knowledge services.</text:span></text:p>
      <text:p text:style-name="P36"><text:span text:style-name="T37">This webinar is being presented by members of the team who have been involved in developing the Outcomes Framework.</text:span></text:p>
      <text:p text:style-name="P38"><text:span text:style-name="T39">I am Clare Edwards, Deputy Head of Library and Knowledge Services and Technology Enhanced learning across Midlands and East.  I am also the lead for the Knowledge for healthcare quality and impact working group that has led this development.</text:span></text:p>
      <text:p text:style-name="P40"><text:span text:style-name="T41">I will now hand over to my colleagues also presenting today to introduce themselves</text:span></text:p>
      <text:p text:style-name="P42"><text:span text:style-name="T43">Lucy Reid representing London, Kent, Surrey, and Sussex</text:span><text:span text:style-name="T44"><text:s/></text:span><text:span text:style-name="T45">and Dominic Gilroy representing the North</text:span></text:p>
      <text:p text:style-name="P46"/>
      <text:h text:style-name="P47" text:outline-level="1">3.<text:s/>Lucy</text:h>
      <text:p text:style-name="P48">The main objective of the session today is to provide an introduction to the Outcomes Framework. <text:s/>I am hoping that everyone has received a copy of the preliminary Outcomes that was issued on Monday (and had a chance to look through these).<text:s text:c="2"/></text:p>
      <text:p text:style-name="P49"/>
      <text:soft-page-break/>
      <text:p text:style-name="P50"><text:span text:style-name="T51">So,</text:span><text:span text:style-name="T52"><text:s/>the objectives for today’s session are:</text:span></text:p>
      <text:list text:style-name="LFO5" text:continue-numbering="true">
        <text:list-item>
          <text:p text:style-name="P53"><text:span text:style-name="T54">To provide an introduction and overview of the quality and improvement outcomes framework</text:span></text:p>
        </text:list-item>
        <text:list-item>
          <text:p text:style-name="P55"><text:span text:style-name="T56">To provide an outline of the self-evaluation and validation process for the Baseline</text:span></text:p>
        </text:list-item>
        <text:list-item>
          <text:p text:style-name="P57"><text:span text:style-name="T58">To discuss the support in place</text:span></text:p>
        </text:list-item>
      </text:list>
      <text:p text:style-name="P59"><text:span text:style-name="T60"> </text:span></text:p>
      <text:p text:style-name="P61"><text:span text:style-name="T62">I would like to<text:s/></text:span><text:span text:style-name="T63">emphasize</text:span><text:span text:style-name="T64"><text:s/>that in today’s session we will not be going into detail about each of the outcomes. <text:s/>We will be covering each of the outcomes in future webinars and we will discuss this later when we talk about support and resources available.</text:span></text:p>
      <text:p text:style-name="P65"/>
      <text:h text:style-name="P66" text:outline-level="1">Question on slide</text:h>
      <text:p text:style-name="P67"><text:span text:style-name="T68">Please confirm if these objectives cover your expectations for the session</text:span></text:p>
      <text:p text:style-name="P69"><text:span text:style-name="T70">Select green tick for yes</text:span></text:p>
      <text:p text:style-name="P71"><text:span text:style-name="T72">Select red cross for no.</text:span></text:p>
      <text:p text:style-name="P73">If there is anything else that you would like to know<text:s/>about,<text:s/>or you have other expectations then please do send a comment using the chat facility. <text:s/>We may not have time to cover these suggestions and questions today, but we will take them away and look to address them.</text:p>
      <text:p text:style-name="P74"/>
      <text:p text:style-name="P75">In this first section of the webinar we will explore the strategic context and background in which the Quality and Improvement Outcomes Framework has been developed.</text:p>
      <text:p text:style-name="P76"/>
      <text:p text:style-name="P77"><text:span text:style-name="T78">You will see listed on this slide some of the drivers which have influenced our direction and decisions in compiling the Outcomes Framework.</text:span></text:p>
      <text:p text:style-name="P79"><text:span text:style-name="T80">Knowledge for Healthcare has heavily influenced the thinking of the Outcomes Framework, particularly in its emphasis on the need for NHS funded Library and Knowledge Services to be business critical to NHS organisations, providing services around mobilizing evidence and organizational knowledge at all levels from patient care to management – board to bedside.</text:span></text:p>
      <text:p text:style-name="P81"><text:span text:style-name="T82">Health Education England’s Library and Knowledge Services Policy is quoted at the top of this slide. <text:s/>The policy reminds readers of the need for healthcare to be evidence based and the importance of access to Library and Knowledge professionals to facilitate this.</text:span></text:p>
      <text:p text:style-name="P83">The<text:s/>Long-Term<text:s/>Plan sets out the vision for the future of the NHS while the Topol Review tries to identify how to prepare the healthcare workforce for the digital future. Library and Knowledge specialists have an important role in these contexts.</text:p>
      <text:p text:style-name="P84"/>
      <text:p text:style-name="P85"/>
      <text:p text:style-name="P86"><text:span text:style-name="T87">HEE has a Quality Framework with a very specific standard for library and knowledge services</text:span></text:p>
      <text:p text:style-name="P88"><text:span text:style-name="T89">1.5 – The learning environment provides suitable education facilities for both learners and educators, including space, IT facilities and access to a quality assured library and knowledge service.</text:span></text:p>
      <text:p text:style-name="P90"><text:span text:style-name="T91">The Quality and Improvement Outcomes Framework will be integral to HEE quality process demonstrating delivery against this standard.</text:span></text:p>
      <text:soft-page-break/>
      <text:p text:style-name="P92">To align with the HEE quality framework all NHS organisations that have a Learning and Development<text:s/>Agreement will<text:s/>be required to complete a self-evaluation of the Outcomes framework</text:p>
      <text:p text:style-name="P93"/>
      <text:p text:style-name="P94"><text:span text:style-name="T95">The Outcomes Framework delivers on HEE’s Knowledge for Healthcare commitment to</text:span><text:span text:style-name="T96"><text:s/></text:span><text:span text:style-name="T97">refresh the library quality assurance framework to ensure it continues to drive service improvement and is aligned with wider education and service monitoring processes</text:span></text:p>
      <text:p text:style-name="P98"><text:span text:style-name="T99">The subsequent review and development of the Outcomes has moved quality assurance away from process, standards and compliancy that underpinned LQAF to an outcomes-based approach. <text:s/>This emphasis will ensure a concentration on improvement,<text:s/></text:span><text:span text:style-name="T100">development,</text:span><text:span text:style-name="T101"><text:s/>and delivery of service outcomes.</text:span></text:p>
      <text:p text:style-name="P102"><text:span text:style-name="T103">To ensure that the Outcomes Framework is fit for purpose a quality improvement approach, Plan Do Study Act (PDSA), has been used for the development. <text:s/></text:span></text:p>
      <text:p text:style-name="P104"><text:span text:style-name="T105">The Framework development was informed by current thinking and robust research on impact evaluation methodologies in the field, including those used by the Global Libraries programme of Bill and Melinda Gates Foundation.</text:span></text:p>
      <text:p text:style-name="P106"><text:span text:style-name="T107">The Outcomes Framework has also been based on the findings and learning from the pilot of the Quality Improvement Standards pilot carried out in 2018</text:span></text:p>
      <text:p text:style-name="P108"/>
      <text:p text:style-name="P109"><text:span text:style-name="T110">There have been many groups involved in the development of the Outcomes Framework. <text:s/>We mention them here to highlight the rigor of the development process. This includes:</text:span></text:p>
      <text:list text:style-name="LFO11" text:continue-numbering="true">
        <text:list-item>
          <text:p text:style-name="P111"><text:span text:style-name="T112">HEE Knowledge for Healthcare Board</text:span><text:span text:style-name="T113">.<text:s/></text:span><text:span text:style-name="T114">The board have had final oversight and approved the Framework on behalf of Health Education England</text:span></text:p>
        </text:list-item>
        <text:list-item>
          <text:p text:style-name="P115"><text:span text:style-name="T116">Quality and Impact Working Group</text:span><text:span text:style-name="T117">.<text:s/></text:span><text:span text:style-name="T118">This group provided an additional perspective throughout the development process asking difficult but important questions of the team.</text:span></text:p>
        </text:list-item>
        <text:list-item>
          <text:p text:style-name="P119">Quality Task and Finish Group consisting mainly of library managers from across the country, undertook the initial groundwork on developing the new process including consulting with stakeholders (and advising on interim arrangements with regards<text:s/>to LQAF in 2017 and 2018).</text:p>
        </text:list-item>
      </text:list>
      <text:p text:style-name="P120"/>
      <text:p text:style-name="P121"><text:span text:style-name="T122">HEE Regional Leads</text:span><text:span text:style-name="T123"><text:s/>provided ongoing advice and support ensuring that the strategic perspective and view of senior stakeholders was taken into account.</text:span></text:p>
      <text:p text:style-name="P124"><text:span text:style-name="T125">HEE Quality and Improvement Project Group – consisting largely of the group on this webinar – undertook the work in the final development, piloting, and revision of the Outcomes Framework and will lead on the launch and training opportunities</text:span></text:p>
      <text:p text:style-name="P126"><text:span text:style-name="T127">Sharon Markless of King’s College London, a<text:s/></text:span><text:span text:style-name="T128">world-renowned</text:span><text:span text:style-name="T129"><text:s/>researcher on the evaluation of the effectiveness and impact of library services, provided advice and input into the initial development of the outcomes. <text:s/>Alison Brettle, of Salford University, who has provided consistent support and advice to many areas of the Quality and Impact workstream provided advice and assistance with developing the framework.</text:span></text:p>
      <text:p text:style-name="P130"><text:span text:style-name="T131">The HEE national Quality Team provided assurance around the development of the Outcomes Framework to ensure alignment to the wider HEE Quality Framework.</text:span></text:p>
      <text:p text:style-name="P132"/>
      <text:p text:style-name="P133"><text:span text:style-name="T134">We had 12 sites across the country that were involved in the pilot, this included a range of different Trusts<text:s/></text:span><text:span text:style-name="T135">and</text:span><text:span text:style-name="T136"><text:s/>two Higher Education library services providing to the NHS.</text:span></text:p>
      <text:soft-page-break/>
      <text:p text:style-name="P137"><text:span text:style-name="T138">There was a range of methods that we used during the pilot:</text:span></text:p>
      <text:list text:style-name="LFO10" text:continue-numbering="true">
        <text:list-item>
          <text:p text:style-name="P139"><text:span text:style-name="T140">Evidence collection and survey feedback from the pilot group</text:span></text:p>
        </text:list-item>
      </text:list>
      <text:list text:style-name="LFO9" text:continue-numbering="true">
        <text:list-item>
          <text:p text:style-name="P141"><text:span text:style-name="T142">Assessment of the evidence submitted</text:span></text:p>
        </text:list-item>
        <text:list-item>
          <text:p text:style-name="P143"><text:span text:style-name="T144">Retrospect to gather the learning from the pilot stage of the project</text:span></text:p>
        </text:list-item>
      </text:list>
      <text:p text:style-name="P145"/>
      <text:p text:style-name="P146"><text:span text:style-name="T147"><text:s/></text:span><text:span text:style-name="T148">Overall,</text:span><text:span text:style-name="T149"><text:s/>the pilots welcomed the new approach and focus on outcomes and service improvement. <text:s/>We did however take the key learning from the pilot and applied this to the development of the Outcomes Framework</text:span><text:span text:style-name="T150">:</text:span></text:p>
      <text:list text:style-name="LFO3" text:continue-numbering="true">
        <text:list-item>
          <text:p text:style-name="P151"><text:span text:style-name="T152">We</text:span><text:span text:style-name="T153"><text:s/>have</text:span><text:span text:style-name="T154"><text:s/>worked to avoid duplication and repetition in the outcomes – this had been some key feedback in the pilot</text:span></text:p>
        </text:list-item>
        <text:list-item>
          <text:p text:style-name="P155"><text:span text:style-name="T156">We<text:s/></text:span><text:span text:style-name="T157">recognized</text:span><text:span text:style-name="T158"><text:s/>that generic levels of service improvement were open to misinterpretation so now the levels have been defined for each outcome</text:span></text:p>
        </text:list-item>
        <text:list-item>
          <text:p text:style-name="P159"><text:span text:style-name="T160">Scope for each of the outcomes has been included</text:span></text:p>
        </text:list-item>
        <text:list-item>
          <text:p text:style-name="P161"><text:span text:style-name="T162">To support the outcomes approach we</text:span><text:span text:style-name="T163"><text:s/></text:span><text:span text:style-name="T164">have now expressed the evidence requirements as outcomes, rather than processes/</text:span></text:p>
        </text:list-item>
      </text:list>
      <text:p text:style-name="P165"/>
      <text:p text:style-name="P166"><text:span text:style-name="T167">The Outcomes Framework has currently been issued to you in preliminary format.</text:span></text:p>
      <text:p text:style-name="P168"><text:span text:style-name="T169">The Outcomes has been approved by the Knowledge for Healthcare Board and is going to the HEE Executive for information on the 15</text:span><text:span text:style-name="T170">th</text:span><text:span text:style-name="T171"><text:s/>May. <text:s/>We are now currently working with HEE communications on the design and publishing of the document. HEE communications are also working with us to support the launch of the Framework. <text:s/>As part<text:s/></text:span><text:span text:style-name="T172">of the</text:span><text:span text:style-name="T173"><text:s/>launch, communication will be sent from HEE, Patrick Mitchell Director of Innovation and<text:s/></text:span><text:span text:style-name="T174">Transformation, to</text:span><text:span text:style-name="T175"><text:s/>all NHS Trust Chief Executives. <text:s/></text:span></text:p>
      <text:p text:style-name="P176"><text:span text:style-name="T177">The launch will also be supported with wider stakeholder communication through social media and HEE newsletter.</text:span></text:p>
      <text:p text:style-name="P178"><text:span text:style-name="T179">We are anticipating a formal launch in June</text:span></text:p>
      <text:p text:style-name="P180"/>
      <text:h text:style-name="P181" text:outline-level="1">Question on slide<text:s/></text:h>
      <text:p text:style-name="P182"/>
      <text:h text:style-name="P183" text:outline-level="1">4.<text:s/>Dom</text:h>
      <text:p text:style-name="P184"/>
      <text:p text:style-name="P185"><text:span text:style-name="T186">We will now move on to take a closer look at the Quality and Improvement Outcomes Framework</text:span></text:p>
      <text:p text:style-name="P187"/>
      <text:p text:style-name="P188"><text:span text:style-name="T189">You will notice in Patrick’s forward that he mentions<text:s/></text:span><text:span text:style-name="T190">improving service delivery for patients<text:s/></text:span><text:span text:style-name="T191">this is surely the ultimate aim of all our work in healthcare.</text:span></text:p>
      <text:p text:style-name="P192"><text:span text:style-name="T193">Through the services we provide, to whomever we provide them, the end outcome<text:s/></text:span><text:span text:style-name="T194">- however</text:span><text:span text:style-name="T195"><text:s/>far down the line it is – should always be improved services for patients.</text:span></text:p>
      <text:p text:style-name="P196"/>
      <text:p text:style-name="P197"><text:span text:style-name="T198">As we have already mentioned in this webinar, the focus of the new Framework is on outcomes and service improvement.</text:span></text:p>
      <text:p text:style-name="P199"><text:span text:style-name="T200">The Outcomes Framework has two main roles:</text:span></text:p>
      <text:p text:style-name="P201"><text:span text:style-name="T202">For library and knowledge services themselves it provides a tool for driving service improvement and user satisfaction</text:span></text:p>
      <text:p text:style-name="P203"><text:span text:style-name="T204">For NHS organisations it provides quality assurance that the library services they commission or procure are continually developing and improving to meet their<text:s/></text:span><text:soft-page-break/><text:span text:style-name="T205">needs. <text:s/>It also challenges the organization to consider whether they are making the most of the services available from library and knowledge specialists.</text:span></text:p>
      <text:p text:style-name="P206"/>
      <text:p text:style-name="P207">The overarching aim of the outcomes is that NHS organisations and the healthcare workforce deliver an evidence-based national health service by accessing high quality, customer focused knowledge and evidence services enabled by the expertise of healthcare library and knowledge specialists.</text:p>
      <text:p text:style-name="P208"/>
      <text:p text:style-name="P209"><text:span text:style-name="T210">You will notice that some of these outcomes (for example Outcome 5) are the largely the remit of the library and knowledge staff while others require ongoing interaction between the organisation and its library and knowledge service (for example Outcome 2) </text:span></text:p>
      <text:p text:style-name="P211"><text:span text:style-name="T212">This reflects that fact that the Outcomes Framework is something which belongs to the organisation and not solely the Library and Knowledge Service. <text:s/>It can be used to develop and improve the organisation’s approach to, and use of, library and knowledge specialists in addition to its use within and by the Library and Knowledge Service.</text:span></text:p>
      <text:p text:style-name="P213"/>
      <text:p text:style-name="P214"><text:span text:style-name="T215">We will now start to look at the structure of the Outcomes Framework itself.</text:span></text:p>
      <text:p text:style-name="P216"><text:span text:style-name="T217">For each<text:s/></text:span><text:span text:style-name="T218">outcome,</text:span><text:span text:style-name="T219"><text:s/>the framework offers a spectrum of 5 levels ranging from:</text:span></text:p>
      <text:p text:style-name="P220"><text:span text:style-name="T221">Level 0 (not developed) up to Level 4 which suggests that a highly developed service is available for the organization’s staff</text:span></text:p>
      <text:p text:style-name="P222"/>
      <text:p text:style-name="P223"><text:span text:style-name="T224">Each outcome is also supported by a scope, key questions, and an overview of why the outcome is important, together with outcome-based evidence examples.</text:span></text:p>
      <text:p text:style-name="P225"/>
      <text:h text:style-name="Heading1" text:outline-level="1"><text:span text:style-name="T226">5</text:span><text:span text:style-name="T227">.<text:s/></text:span><text:span text:style-name="T228">Clare</text:span></text:h>
      <text:p text:style-name="P229"><text:span text:style-name="T230">Within each level there are a series of indicators which suggest whether the level has been met.</text:span></text:p>
      <text:p text:style-name="P231"><text:span text:style-name="T232">If all indicators within a level have been met and can be evidenced this suggests the organization and its Library and Knowledge Service has achieved that level and may be working at the next level.</text:span></text:p>
      <text:p text:style-name="P233">However,<text:s/>if only some of the indicators within a level appear to have been met then the “low/medium/high” sub-levels may be considered to provide a further way of tracking progress.</text:p>
      <text:p text:style-name="P234"/>
      <text:p text:style-name="P235"><text:span text:style-name="T236">Outcome 1 covers the strategic development of the library and knowledge service where its staff proactively deliver the priorities of both the organisation and </text:span><text:span text:style-name="T237">Knowledge for Healthcare.</text:span><text:span text:style-name="T238">  </text:span><text:span text:style-name="T239">​</text:span></text:p>
      <text:p text:style-name="P240"><text:span text:style-name="T241">It includes how library and knowledge specialists;</text:span></text:p>
      <text:list text:style-name="LFO2" text:continue-numbering="true">
        <text:list-item>
          <text:p text:style-name="P242"><text:span text:style-name="T243">Create strategic plans with deliverable and evaluated outcomes</text:span></text:p>
        </text:list-item>
        <text:list-item>
          <text:p text:style-name="P244"><text:span text:style-name="T245">Engage and consult with senior stakeholders to identify,<text:s/></text:span><text:span text:style-name="T246">review,</text:span><text:span text:style-name="T247"><text:s/>and evaluate library and knowledge service developments</text:span></text:p>
        </text:list-item>
        <text:list-item>
          <text:p text:style-name="P248"><text:span text:style-name="T249">Routinely use performance monitoring and evaluation processes</text:span></text:p>
        </text:list-item>
      </text:list>
      <text:p text:style-name="P250"/>
      <text:p text:style-name="P251"><text:span text:style-name="T252">It also shows the extent to which the organisation recognises the business-critical role of the library and knowledge specialist.</text:span></text:p>
      <text:p text:style-name="P253"><text:span text:style-name="T254">​</text:span></text:p>
      <text:p text:style-name="P255"/>
      <text:soft-page-break/>
      <text:p text:style-name="P256"><text:span text:style-name="T257">Outcome 2</text:span><text:span text:style-name="T258"><text:s/>covers the role of library and knowledge specialists in facilitating the mobilisation of evidence and internally generated knowledge to underpin decision making, innovation and change. </text:span><text:span text:style-name="T259">​</text:span></text:p>
      <text:p text:style-name="P260"><text:span text:style-name="T261">​</text:span></text:p>
      <text:p text:style-name="P262"><text:span text:style-name="T263">It shows how the Board and organisations use the expertise of library and knowledge specialists, to work with teams, senior<text:s/></text:span><text:span text:style-name="T264">stakeholders,</text:span><text:span text:style-name="T265"><text:s/>and the Board, to implement evaluated and effective approaches to knowledge mobilisation. </text:span><text:span text:style-name="T266">​</text:span></text:p>
      <text:p text:style-name="P267"/>
      <text:p text:style-name="P268"><text:span text:style-name="T269">It also measures the extent to which the organisation recognises the business-critical role library and knowledge specialists have in facilitating the mobilisation of evidence and internally generated knowledge. </text:span><text:span text:style-name="T270">​</text:span></text:p>
      <text:p text:style-name="P271"/>
      <text:p text:style-name="P272"/>
      <text:h text:style-name="P273" text:outline-level="1">6.<text:s/>Lucy</text:h>
      <text:p text:style-name="P274"><text:span text:style-name="T275">Outcome 3<text:s/></text:span><text:span text:style-name="T276">highlights how library and knowledge specialists</text:span><text:span text:style-name="T277"><text:s/></text:span><text:span text:style-name="T278">deliver proactive stakeholder</text:span><text:span text:style-name="T279">-<text:s/></text:span><text:span text:style-name="T280">and user</text:span><text:span text:style-name="T281">-</text:span><text:span text:style-name="T282">focused</text:span><text:span text:style-name="T283"><text:s/></text:span><text:span text:style-name="T284">library and</text:span><text:span text:style-name="T285"><text:s/></text:span><text:span text:style-name="T286">knowledge services.</text:span><text:span text:style-name="T287"><text:s/></text:span><text:span text:style-name="T288">When we say</text:span><text:span text:style-name="T289"><text:s/></text:span><text:span text:style-name="T290">“library and<text:s/></text:span><text:span text:style-name="T291">knowledge specialists</text:span><text:span text:style-name="T292">”</text:span><text:span text:style-name="T293"><text:s/></text:span><text:span text:style-name="T294">here<text:s/></text:span><text:span text:style-name="T295">we mean everyone who works in the library</text:span><text:span text:style-name="T296">, whatever their role</text:span><text:span text:style-name="T297">, and recognises that<text:s/></text:span><text:span text:style-name="T298">all members of the team play a part in delivering<text:s/></text:span><text:span text:style-name="T299">tailored services.</text:span></text:p>
      <text:p text:style-name="P300"/>
      <text:p text:style-name="P301"><text:span text:style-name="T302">The outcome covers<text:s/></text:span><text:span text:style-name="T303">the range of things you might do to make sure your services meet the needs of<text:s/></text:span><text:span text:style-name="T304">the different user groups you serve. <text:s/>This might include</text:span><text:span text:style-name="T305"><text:s/>showing</text:span><text:span text:style-name="T306">:</text:span></text:p>
      <text:p text:style-name="P307"><text:span text:style-name="T308">•How you analyse and segment your “market”</text:span></text:p>
      <text:p text:style-name="P309"><text:span text:style-name="T310">•The feedback that you get as you engage and consult with your stakeholders</text:span></text:p>
      <text:p text:style-name="P311"><text:span text:style-name="T312">•</text:span><text:span text:style-name="T313">How</text:span><text:span text:style-name="T314"><text:s/>you<text:s/></text:span><text:span text:style-name="T315">promote<text:s/></text:span><text:span text:style-name="T316">services to targeted groups of</text:span><text:span text:style-name="T317"><text:s/></text:span><text:span text:style-name="T318">existing and potential users</text:span></text:p>
      <text:p text:style-name="P319"><text:span text:style-name="T320">•How you enable users to access high quality evidence at the point of need and in appropriate formats</text:span></text:p>
      <text:p text:style-name="P321"><text:span text:style-name="T322">•</text:span><text:span text:style-name="T323">The ways</text:span><text:span text:style-name="T324"><text:s/>you work collaboratively to extend the reach and spread of<text:s/></text:span><text:span text:style-name="T325">your</text:span><text:span text:style-name="T326"><text:s/>services</text:span></text:p>
      <text:p text:style-name="P327"/>
      <text:p text:style-name="P328"><text:span text:style-name="T329">Outcome 4<text:s/></text:span><text:span text:style-name="T330">looks at the library and knowledge services team. <text:s/>Are there</text:span><text:span text:style-name="T331"><text:s/>sufficient</text:span><text:span text:style-name="T332"><text:s/></text:span><text:span text:style-name="T333">library and knowledge<text:s/></text:span><text:span text:style-name="T334">staff<text:s/></text:span><text:span text:style-name="T335">with</text:span><text:span text:style-name="T336"><text:s/>the<text:s/></text:span><text:span text:style-name="T337">appropriate</text:span><text:span text:style-name="T338"><text:s/>experience and skill mix to deliver an evolving service? This outcome includes working in partnership with colleagues from other library and knowledge services where<text:s/></text:span><text:span text:style-name="T339">that is</text:span><text:span text:style-name="T340"><text:s/></text:span><text:span text:style-name="T341">indicated.</text:span></text:p>
      <text:p text:style-name="P342"/>
      <text:p text:style-name="P343"><text:span text:style-name="T344">In responding to this<text:s/></text:span><text:span text:style-name="T345">outcome,</text:span><text:span text:style-name="T346"><text:s/>you might consider whether:</text:span></text:p>
      <text:list text:style-name="LFO6" text:continue-numbering="true">
        <text:list-item>
          <text:p text:style-name="P347"><text:span text:style-name="T348">You see any gaps that can addressed by training, buddying-up or CPD.</text:span></text:p>
        </text:list-item>
        <text:list-item>
          <text:p text:style-name="P349"><text:span text:style-name="T350">Gaps in your team that you could address by role re-design.</text:span></text:p>
        </text:list-item>
        <text:list-item>
          <text:p text:style-name="P351"><text:span text:style-name="T352">New technologies or collaboration with other services can help you to address any gaps.</text:span></text:p>
        </text:list-item>
      </text:list>
      <text:p text:style-name="P353"/>
      <text:p text:style-name="P354"><text:span text:style-name="T355">​</text:span></text:p>
      <text:p text:style-name="P356"><text:span text:style-name="T357">​</text:span><text:span text:style-name="T358">7.</text:span><text:span text:style-name="T359"><text:s/>Dom</text:span></text:p>
      <text:p text:style-name="P360"><text:span text:style-name="T361">Outcome 5 is about the evidence base. In the same way that we encourage our colleagues in other areas of healthcare to be evidence-based, we too as library and knowledge professionals need to use evidence in our work. <text:s/>This outcome is about showing that evidence based practice is integral to the planning, design, and delivery of activities.</text:span></text:p>
      <text:p text:style-name="P362"><text:span text:style-name="T363"> </text:span><text:span text:style-name="T364">​</text:span></text:p>
      <text:p text:style-name="P365"><text:span text:style-name="T366">In thinking about this<text:s/></text:span><text:span text:style-name="T367">outcome,</text:span><text:span text:style-name="T368"><text:s/>we may wish to consider where we<text:s/></text:span><text:span text:style-name="T369">have:</text:span><text:span text:style-name="T370"><text:s/>​</text:span></text:p>
      <text:soft-page-break/>
      <text:p text:style-name="P371"><text:span text:style-name="T372">•Adopted or adapted innovation/good practice </text:span><text:span text:style-name="T373">​</text:span></text:p>
      <text:p text:style-name="P374"><text:span text:style-name="T375">•Reviewed the effectiveness of services </text:span><text:span text:style-name="T376">​</text:span></text:p>
      <text:p text:style-name="P377"><text:span text:style-name="T378">•Showed optimised investment </text:span><text:span text:style-name="T379">​</text:span></text:p>
      <text:p text:style-name="P380"><text:span text:style-name="T381">•Tested for cost-effectiveness. </text:span></text:p>
      <text:p text:style-name="P382"/>
      <text:p text:style-name="P383"><text:span text:style-name="T384">Outcome 6 will be very familiar to you all. It covers the effectiveness of library and knowledge specialists in collecting evidence to show the impact of their services and how it is used to promote the service both internally and externally to stakeholders. </text:span><text:span text:style-name="T385">​</text:span></text:p>
      <text:p text:style-name="P386"><text:span text:style-name="T387">​</text:span></text:p>
      <text:p text:style-name="P388"><text:span text:style-name="T389">Impact is defined as: </text:span><text:span text:style-name="T390">​</text:span></text:p>
      <text:p text:style-name="P391"><text:span text:style-name="T392">“… The difference or change in an individual or group resulting from the contact with library services (3.25)”. </text:span><text:span text:style-name="T393">​</text:span></text:p>
      <text:p text:style-name="P394"><text:span text:style-name="T395">​</text:span></text:p>
      <text:p text:style-name="P396"><text:span text:style-name="T397">We have some really good examples in our impact case database and the vignettes created can be used in your library, in presentations, reports or on<text:s/></text:span><text:span text:style-name="T398">social media.</text:span><text:span text:style-name="T399"><text:s/>​</text:span></text:p>
      <text:p text:style-name="P400"><text:span text:style-name="T401">​</text:span></text:p>
      <text:p text:style-name="P402"><text:span text:style-name="T403">​</text:span><text:span text:style-name="Heading1Char">Question on slide</text:span><text:span text:style-name="T404">If you leave a<text:s/></text:span><text:span text:style-name="T405">cross,</text:span><text:span text:style-name="T406"><text:s/>please do use the chat function to let us know any areas of concern so that we can address these either at the end of the session or in our FAQs</text:span></text:p>
      <text:p text:style-name="P407"/>
      <text:h text:style-name="Heading1" text:outline-level="1"><text:span text:style-name="T408">8</text:span><text:span text:style-name="T409">.<text:s/></text:span><text:span text:style-name="T410">Lucy</text:span></text:h>
      <text:p text:style-name="P411"><text:span text:style-name="T412">So, how does self-evaluation work?</text:span></text:p>
      <text:p text:style-name="P413"/>
      <text:p text:style-name="P414"><text:span text:style-name="T415">Self-evaluation is the first stage of the full assessment process shown here.</text:span></text:p>
      <text:p text:style-name="P416"/>
      <text:p text:style-name="P417"><text:span text:style-name="T418">As with previous quality assessment frameworks, the first step is for organisations to self-evaluate against the Outcomes. This will take place between now and May 2020 for submission by 26th June 2020.</text:span></text:p>
      <text:p text:style-name="P419"/>
      <text:p text:style-name="P420"><text:span text:style-name="T421">All NHS organisations with which HEE holds a Learning and Development Agreement will be asked to carry out a self-evaluation. <text:s/>We</text:span><text:span text:style-name="T422"><text:s/>have</text:span><text:span text:style-name="T423"><text:s/>had a lot of questions about this. <text:s/>To try and be clear it is not all oganisations which you might serve but just those holding an LDA with HEE – this usually excludes bodies such as Public Health and the CCGs – but includes other NHS Trusts. - Do check with your local HEE Library Lead if you are</text:span><text:span text:style-name="T424"><text:s/>not</text:span><text:span text:style-name="T425"><text:s/>sure.</text:span></text:p>
      <text:p text:style-name="P426"/>
      <text:p text:style-name="P427"><text:span text:style-name="T428">In order to complete the self-evaluation, you will want to work with people from across your team who will bring different perspectives on the Outcomes. <text:s/></text:span><text:span text:style-name="T429">It is</text:span><text:span text:style-name="T430"><text:s/>worth getting your evaluation team together as soon as possible so you can start mapping out what kinds of evidence you might be capturing for each Outcome. <text:s/></text:span><text:span text:style-name="T431">Do not</text:span><text:span text:style-name="T432"><text:s/>wait until May next year!</text:span></text:p>
      <text:p text:style-name="P433"/>
      <text:p text:style-name="P434"><text:span text:style-name="T435">Self-evaluation is based on answering three questions:</text:span></text:p>
      <text:p text:style-name="P436"><text:span text:style-name="T437">•</text:span><text:span text:style-name="T438"><text:tab/>How well are we doing?</text:span></text:p>
      <text:p text:style-name="P439"><text:span text:style-name="T440">•</text:span><text:span text:style-name="T441"><text:tab/>How do we know?</text:span></text:p>
      <text:p text:style-name="P442">•<text:tab/>What are we going to do now?</text:p>
      <text:p text:style-name="P443"/>
      <text:p text:style-name="P444">You will<text:s/>be asked to think critically about the services you provide and the impact that these services have on your organization.<text:s/>It is<text:s/>your chance to reflect on your<text:s/><text:soft-page-break/>strengths, highlighting and sharing good practice through the evidence you provide. <text:s/>It is<text:s/>also a time to consider any areas which would benefit from improvement and draw up plans for resolving these.</text:p>
      <text:p text:style-name="P445"/>
      <text:p text:style-name="P446"><text:span text:style-name="T447">The process gives you an opportunity to demonstrate your value to your users and to evidence the quality of your services to senior stakeholders.</text:span></text:p>
      <text:p text:style-name="P448"/>
      <text:p text:style-name="P449">It is<text:s/>worth reiterating here that there is benefit in doing an initial run through the self-evaluation process for the organisations you serve as soon as possible. <text:s/>Not only will this help you and your team prepare for the full submission but it will also give you the opportunity to highlight with your organisations any issues that might be addressed between now and April 2020. Drawing up an action plan now and relating this to the terms of the LDA and the organisational responsibilities of the Quality and Improvement Outcomes Framework may help you to influence for support from senior stakeholders.</text:p>
      <text:p text:style-name="P450"/>
      <text:h text:style-name="P451" text:outline-level="1">Question on slide</text:h>
      <text:p text:style-name="P452"><text:span text:style-name="T453">So, thinking about how<text:s/></text:span><text:span text:style-name="T454">you are</text:span><text:span text:style-name="T455"><text:s/>going to prepare for self-evaluation, who might you involve in your team? <text:s/>Put your thoughts in the chat and send them to “host” for Sue to summarise.</text:span></text:p>
      <text:p text:style-name="P456"/>
      <text:p text:style-name="P457"><text:span text:style-name="T458">To submit your self-evaluation, you will complete a form<text:s/></text:span><text:span text:style-name="T459">like</text:span><text:span text:style-name="T460"><text:s/>the one in the top left screenshot here. <text:s/>For each Outcome, you will rate your level and whether you are low,<text:s/></text:span><text:span text:style-name="T461">medium,</text:span><text:span text:style-name="T462"><text:s/>or high within that level. Be realistic about where you sit on the levels. There is nothing to gain from over-stating your level of development.</text:span></text:p>
      <text:p text:style-name="P463"/>
      <text:p text:style-name="P464">Then, for each Outcome you will need to write a short narrative about why you think you achieve that level. <text:s/>This should reference the evidence that<text:s/>you will<text:s/>embed in your submission.</text:p>
      <text:p text:style-name="P465"/>
      <text:p text:style-name="P466">We will<text:s/>pause here to have a quick look at what we mean by evidence.</text:p>
      <text:p text:style-name="P467"/>
      <text:p text:style-name="P468"><text:span text:style-name="T469">Everyone will be asked to submit key evidence including</text:span><text:span text:style-name="T470">:</text:span></text:p>
      <text:list text:style-name="LFO7" text:continue-numbering="true">
        <text:list-item>
          <text:p text:style-name="P471">Strategy</text:p>
        </text:list-item>
        <text:list-item>
          <text:p text:style-name="P472">annual report</text:p>
        </text:list-item>
        <text:list-item>
          <text:p text:style-name="P473">implementation plan</text:p>
        </text:list-item>
        <text:list-item>
          <text:p text:style-name="P474">and any SLAs that they have in place to deliver library and knowledge services.</text:p>
        </text:list-item>
      </text:list>
      <text:p text:style-name="P475"/>
      <text:p text:style-name="P476"><text:span text:style-name="T477">Because validation will be a national process and your submission will be assessed by people from other regions who may not know your service, you’ll also be asked to write what we’re calling a “pen portrait” or an outline of your service.</text:span></text:p>
      <text:p text:style-name="P478"/>
      <text:p text:style-name="P479">You will also need to submit any additional evidence that supports your self-evaluation and narrative.</text:p>
      <text:p text:style-name="P480"/>
      <text:p text:style-name="P481"><text:span text:style-name="T482">As you saw earlier</text:span><text:span text:style-name="T483">,</text:span><text:span text:style-name="T484"><text:s/>when we looked at the structure of the Outcomes Framework, for each Outcome there are examples of the kind of evidence we think may be useful. These are provided as suggestions rather than instructions. <text:s/>Think carefully about<text:s/></text:span><text:soft-page-break/><text:span text:style-name="T485">the evidence you submit and focus on quality rather than quantity. Evidence should be succinct and strongly support your self-evaluation and narrative. <text:s/>The reflective practice approach used by CILIP Professional Registration (a</text:span><text:span text:style-name="T486">mongst</text:span><text:span text:style-name="T487"><text:s/>others) may be useful here.<text:s/></text:span><text:span text:style-name="T488">It is</text:span><text:span text:style-name="T489"><text:s/>important that your address the “so what” question with your evidence. How do you make a difference to your organisation? What impact do you have?</text:span></text:p>
      <text:p text:style-name="P490"/>
      <text:p text:style-name="P491"><text:span text:style-name="T492">We will</text:span><text:span text:style-name="T493"><text:s/>also ask you to</text:span><text:span text:style-name="T494"><text:s/>pull out a list of your key strengths and examples of good practice using this third form shown here on the right. <text:s/>This will help us to share good practice with the whole network.</text:span></text:p>
      <text:p text:style-name="P495"/>
      <text:p text:style-name="P496"/>
      <text:p text:style-name="P497"><text:span text:style-name="T498">Finally, t</text:span><text:span text:style-name="T499">he document set includes an action planning template. <text:s/>This answers the “what next” question. <text:s/>Through your self-evaluation,<text:s/></text:span><text:span text:style-name="T500">you will</text:span><text:span text:style-name="T501"><text:s/>be reflecting on where your service can be improved and the steps you could take to move to the next level. <text:s/></text:span><text:span text:style-name="T502">It is</text:span><text:span text:style-name="T503"><text:s/>useful for your planning process to capture your thoughts about how you might approach service development. <text:s/></text:span><text:span text:style-name="T504">Think about how a Quality Improvement approach can help you to achieve these improvements.<text:s/></text:span><text:span text:style-name="T505">Your senior stakeholders will also be reassured to see your action plan so do complete this stage.<text:s/></text:span></text:p>
      <text:p text:style-name="P506"/>
      <text:p text:style-name="P507">Many LDA organisations are served by one dedicated, in-house library and knowledge service. <text:s/>For these organisations, the library and knowledge service will self-evaluate against the Outcomes and provide evidence for the impact on the host organisation.</text:p>
      <text:p text:style-name="P508"/>
      <text:p text:style-name="P509"><text:span text:style-name="T510">If your library provides services under an SLA to another LDA organisation, you will be asked to contribute to that organisation’s self-evaluation. You may well be reaching the same levels for this external organisation as you do for your host organisation but it’s an opportunity to consider whether your reach and impact is identical across all the organisations you serve. In your submissions, you will need to provide evidence which refers to all the organisations you serve.</text:span></text:p>
      <text:p text:style-name="P511"/>
      <text:p text:style-name="P512"><text:span text:style-name="T513">In some geographies, multiple library services collaborate to support one LDA organisation, often community or mental health trusts working across large areas. The best way to contribute to the self-evaluation in this case is by bringing together an evaluation team from across the different services to produce a single, collaborative return.</text:span></text:p>
      <text:p text:style-name="P514"/>
      <text:p text:style-name="P515"><text:span text:style-name="T516">If you have any concerns about how this might work for you then use the chat function here or email your<text:s/></text:span><text:span text:style-name="T517">regional contact</text:span><text:span text:style-name="T518"><text:s/>and<text:s/></text:span><text:span text:style-name="T519">we will</text:span><text:span text:style-name="T520"><text:s/>follow up with you after the webinar. <text:s/>Email addresses will be shown at the end of the webinar.</text:span></text:p>
      <text:p text:style-name="P521"/>
      <text:p text:style-name="P522"/>
      <text:h text:style-name="P523" text:outline-level="1">9.<text:s/>Clare</text:h>
      <text:p text:style-name="P524"><text:span text:style-name="T525">We will now look at the process and timelines for baseline validation</text:span><text:span text:style-name="T526">.</text:span></text:p>
      <text:p text:style-name="P527"/>
      <text:p text:style-name="P528"><text:span text:style-name="T529">Baseline validation will be carried out between July and December 2020</text:span><text:span text:style-name="T530">.</text:span></text:p>
      <text:soft-page-break/>
      <text:p text:style-name="P531"><text:span text:style-name="T532">This is a new<text:s/></text:span><text:span text:style-name="T533">process,</text:span><text:span text:style-name="T534"><text:s/>and we need to ensure that the baseline is correct for everyone to support and enable service improvement.</text:span></text:p>
      <text:p text:style-name="P535"><text:span text:style-name="T536">To date, quality assessment processes have been done by HEE regional Library and Knowledge Services teams. <text:s/>This baseline self-evaluation and validation is also our chance to get a truly national perspective on service quality.<text:s/></text:span></text:p>
      <text:p text:style-name="P537"><text:span text:style-name="T538">Validation will therefore be a single national process. <text:s/>Each return will be reviewed by 2 members of the HEE LKS team, one from the region of the submission and one from another region.<text:s/></text:span></text:p>
      <text:p text:style-name="P539"><text:span text:style-name="T540">We will be putting a consistency checking and calibration process in place to ensure equity and consistency across the board.</text:span></text:p>
      <text:p text:style-name="P541"><text:span text:style-name="T542">For the baseline validation we are not including peer reviewing, though we hope to implement this in future years. <text:s/>To support<text:s/></text:span><text:span text:style-name="T543">implementation,</text:span><text:span text:style-name="T544"><text:s/>we will however be opening up an opportunity for some Managers to shadow the validation process during September and October 2020.<text:s/></text:span></text:p>
      <text:p text:style-name="P545"/>
      <text:p text:style-name="P546"><text:span text:style-name="T547">Reports from the baseline validation will be sent back to<text:s/></text:span><text:span text:style-name="T548">organisations in</text:span><text:span text:style-name="T549"><text:s/>Nov/Dec 2020. <text:s/>This will include validation of the levels and feedback on good practice and areas for service improvement.</text:span></text:p>
      <text:p text:style-name="P550"><text:span text:style-name="T551">We will also be aiming to represent the validation of levels in a Radar Chart.</text:span></text:p>
      <text:p text:style-name="P552">To align with the HEE Quality<text:s/>Framework,<text:s/>we will be feeding back the outcomes of the validation to the national and regional quality teams.</text:p>
      <text:p text:style-name="P553"/>
      <text:h text:style-name="P554" text:outline-level="1">10.<text:s/>Dom<text:s/></text:h>
      <text:p text:style-name="P555">We will now move on to look at some of the support available during the initial baseline self-evaluation year.</text:p>
      <text:p text:style-name="P556"/>
      <text:p text:style-name="P557"><text:span text:style-name="T558">A Quality and Improvement Outcomes Framework page has been prepared on the Knowledge for Healthcare Blog. <text:s/>This can be found on the Quality and Impact menu.</text:span></text:p>
      <text:p text:style-name="P559"/>
      <text:p text:style-name="P560"><text:span text:style-name="T561">The page is not currently populated but over the next few weeks we will be adding some of the documents we have already referred to in this webinar. <text:s/>These resources include:</text:span></text:p>
      <text:p text:style-name="P562"/>
      <text:list text:style-name="LFO1" text:continue-numbering="true">
        <text:list-item>
          <text:p text:style-name="P563"><text:span text:style-name="T564">A copy of the Quality and Improvement Outcomes Framework</text:span></text:p>
        </text:list-item>
        <text:list-item>
          <text:p text:style-name="P565"><text:span text:style-name="T566">A handbook for baseline self-evaluation</text:span></text:p>
        </text:list-item>
        <text:list-item>
          <text:p text:style-name="P567"><text:span text:style-name="T568">A glossary of terms which shares our understanding of the meaning of some of the terms and concepts which we refer to in the documentation.</text:span></text:p>
        </text:list-item>
        <text:list-item>
          <text:p text:style-name="P569"><text:span text:style-name="T570">A list of Frequently Asked Questions generated by these webinars and posed to LKS leads</text:span></text:p>
        </text:list-item>
        <text:list-item>
          <text:p text:style-name="P571"><text:span text:style-name="T572">A self-evaluation report template to use when undertaking and submitting your self-evaluation</text:span></text:p>
        </text:list-item>
        <text:list-item>
          <text:p text:style-name="P573"><text:span text:style-name="T574">A “validated levels” report template which HEE leads will use to feedback to you on our thoughts on your self-evaluation</text:span></text:p>
        </text:list-item>
        <text:list-item>
          <text:p text:style-name="P575"><text:span text:style-name="T576">An improvement planning worksheet designed to help identify and prioritise areas for development</text:span></text:p>
        </text:list-item>
        <text:list-item>
          <text:p text:style-name="P577"><text:span text:style-name="T578">An action plan to document planned developments</text:span></text:p>
        </text:list-item>
        <text:list-item>
          <text:p text:style-name="P579"><text:span text:style-name="T580">We will also share a copy of these introductory slides in the next few weeks and a recording of the webinars after the final session on 12</text:span><text:span text:style-name="T581">th</text:span><text:span text:style-name="T582"><text:s/>June.</text:span></text:p>
        </text:list-item>
      </text:list>
      <text:p text:style-name="P583"/>
      <text:soft-page-break/>
      <text:p text:style-name="P584"><text:span text:style-name="T585">In addition to the documentation we will be running a series of webinars focusing on the different outcomes and areas relating to the Quality and Improvement Outcomes Framework.</text:span></text:p>
      <text:p text:style-name="P586"/>
      <text:p text:style-name="P587">The key planned dates are shown here. <text:s/>These may change as we are still finalizing them – but we will be advertising in due course. <text:s/></text:p>
      <text:p text:style-name="P588"/>
      <text:p text:style-name="P589"><text:span text:style-name="T590">The contact details for the members of the team directly involved in the introduction of the new Quality and Improvement Outcomes are shown here.</text:span></text:p>
      <text:p text:style-name="P591"/>
      <text:p text:style-name="P592">Feel free to ask questions of your regional contact at any point in the process.</text:p>
      <text:p text:style-name="P593"/>
      <text:h text:style-name="Heading1" text:outline-level="1"><text:span text:style-name="T594">Questions</text:span></text:h>
      <text:p text:style-name="P595">Thank<text:s/>you<text:s/>that is the end of the Webinar. <text:s/>We would like to get some feedback from you now in terms of how well you feel the session met the objectives. <text:s/>You will see at the bottom right among the feedback buttons, there is an emoticon which looks like a smiley face. <text:s/>Please use this to select the emoticon which most represents your feelings at the end of the webinar.<text:s/></text:p>
      <text:p text:style-name="P596"/>
      <text:p text:style-name="P597">During the webinar Sue has been collecting the questions which you have sent through and we will be pulling all these together to inform an FAQ document which we will make available on the<text:s/>blogsite.</text:p>
      <text:p text:style-name="P598"/>
      <text:p text:style-name="P599"><text:span text:style-name="T600">In the meantime, we have a time to look at some of these ques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Robertson</meta:initial-creator>
    <dc:creator>Kelly Doolan</dc:creator>
    <meta:creation-date>2020-12-03T12:42:00Z</meta:creation-date>
    <dc:date>2020-12-03T12:45:00Z</dc:date>
    <meta:template xlink:href="Normal.dotm" xlink:type="simple"/>
    <meta:editing-cycles>3</meta:editing-cycles>
    <meta:editing-duration>PT480S</meta:editing-duration>
    <meta:user-defined meta:name="ContentTypeId">0x01010004284662425BB74D9B74AC55D8A84506</meta:user-defined>
    <meta:document-statistic meta:page-count="11" meta:paragraph-count="53" meta:word-count="4032" meta:character-count="26962" meta:row-count="191" meta:non-whitespace-character-count="22983"/>
  </office:meta>
</office:document-meta>
</file>